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38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justify" fo:break-before="auto" fo:line-height="138%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justify" fo:break-before="auto" fo:line-height="138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justify" fo:break-before="auto" fo:line-height="138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/>
    <style:style style:name="T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text-align="justify" fo:break-before="auto" fo:line-height="138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38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T6_10" style:family="text">
      <style:text-properties style:font-name="Times New Roman" style:font-name-asian="Times New Roman" style:font-name-complex="Times New Roman"/>
    </style:style>
    <style:style style:name="T6_11" style:family="text">
      <style:text-properties style:font-name="Times New Roman" style:font-name-asian="Times New Roman" style:font-name-complex="Times New Roman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font-name="Times New Roman" style:font-name-asian="Times New Roman" style:font-name-complex="Times New Roman"/>
    </style:style>
    <style:style style:name="T6_14" style:family="text">
      <style:text-properties style:font-name="Times New Roman" style:font-name-asian="Times New Roman" style:font-name-complex="Times New Roman"/>
    </style:style>
    <style:style style:name="T6_15" style:family="text">
      <style:text-properties style:font-name="Times New Roman" style:font-name-asian="Times New Roman" style:font-name-complex="Times New Roman"/>
    </style:style>
    <style:style style:name="T6_16" style:family="text">
      <style:text-properties style:font-name="Times New Roman" style:font-name-asian="Times New Roman" style:font-name-complex="Times New Roman"/>
    </style:style>
    <style:style style:name="T6_17" style:family="text">
      <style:text-properties style:font-name="Times New Roman" style:font-name-asian="Times New Roman" style:font-name-complex="Times New Roman"/>
    </style:style>
    <style:style style:name="T6_18" style:family="text">
      <style:text-properties style:font-name="Times New Roman" style:font-name-asian="Times New Roman" style:font-name-complex="Times New Roman"/>
    </style:style>
    <style:style style:name="T6_19" style:family="text">
      <style:text-properties style:font-name="Times New Roman" style:font-name-asian="Times New Roman" style:font-name-complex="Times New Roman"/>
    </style:style>
    <style:style style:name="T6_20" style:family="text">
      <style:text-properties style:font-name="Times New Roman" style:font-name-asian="Times New Roman" style:font-name-complex="Times New Roman"/>
    </style:style>
    <style:style style:name="T6_21" style:family="text">
      <style:text-properties style:font-name="Times New Roman" style:font-name-asian="Times New Roman" style:font-name-complex="Times New Roman"/>
    </style:style>
    <style:style style:name="T6_22" style:family="text">
      <style:text-properties style:font-name="Times New Roman" style:font-name-asian="Times New Roman" style:font-name-complex="Times New Roman"/>
    </style:style>
    <style:style style:name="T6_23" style:family="text">
      <style:text-properties style:font-name="Times New Roman" style:font-name-asian="Times New Roman" style:font-name-complex="Times New Roman"/>
    </style:style>
    <style:style style:name="T6_24" style:family="text">
      <style:text-properties style:font-name="Times New Roman" style:font-name-asian="Times New Roman" style:font-name-complex="Times New Roman"/>
    </style:style>
    <style:style style:name="T6_25" style:family="text">
      <style:text-properties style:font-name="Times New Roman" style:font-name-asian="Times New Roman" style:font-name-complex="Times New Roman"/>
    </style:style>
    <style:style style:name="T6_26" style:family="text">
      <style:text-properties style:font-name="Times New Roman" style:font-name-asian="Times New Roman" style:font-name-complex="Times New Roman"/>
    </style:style>
    <style:style style:name="T6_27" style:family="text">
      <style:text-properties style:font-name="Times New Roman" style:font-name-asian="Times New Roman" style:font-name-complex="Times New Roman"/>
    </style:style>
    <style:style style:name="T6_28" style:family="text">
      <style:text-properties style:font-name="Times New Roman" style:font-name-asian="Times New Roman" style:font-name-complex="Times New Roman"/>
    </style:style>
    <style:style style:name="T6_29" style:family="text">
      <style:text-properties style:font-name="Times New Roman" style:font-name-asian="Times New Roman" style:font-name-complex="Times New Roman"/>
    </style:style>
    <style:style style:name="T6_30" style:family="text">
      <style:text-properties style:font-name="Times New Roman" style:font-name-asian="Times New Roman" style:font-name-complex="Times New Roman"/>
    </style:style>
    <style:style style:name="T6_31" style:family="text">
      <style:text-properties style:font-name="Times New Roman" style:font-name-asian="Times New Roman" style:font-name-complex="Times New Roman"/>
    </style:style>
    <style:style style:name="T6_32" style:family="text">
      <style:text-properties style:font-name="Times New Roman" style:font-name-asian="Times New Roman" style:font-name-complex="Times New Roman"/>
    </style:style>
    <style:style style:name="T6_33" style:family="text">
      <style:text-properties style:font-name="Times New Roman" style:font-name-asian="Times New Roman" style:font-name-complex="Times New Roman"/>
    </style:style>
    <style:style style:name="T6_34" style:family="text">
      <style:text-properties style:font-name="Times New Roman" style:font-name-asian="Times New Roman" style:font-name-complex="Times New Roman"/>
    </style:style>
    <style:style style:name="T6_35" style:family="text">
      <style:text-properties style:font-name="Times New Roman" style:font-name-asian="Times New Roman" style:font-name-complex="Times New Roman"/>
    </style:style>
    <style:style style:name="T6_36" style:family="text">
      <style:text-properties style:font-name="Times New Roman" style:font-name-asian="Times New Roman" style:font-name-complex="Times New Roman"/>
    </style:style>
    <style:style style:name="T6_37" style:family="text">
      <style:text-properties style:font-name="Times New Roman" style:font-name-asian="Times New Roman" style:font-name-complex="Times New Roman"/>
    </style:style>
    <style:style style:name="T6_38" style:family="text">
      <style:text-properties style:font-name="Times New Roman" style:font-name-asian="Times New Roman" style:font-name-complex="Times New Roman"/>
    </style:style>
    <style:style style:name="T6_39" style:family="text">
      <style:text-properties style:font-name="Times New Roman" style:font-name-asian="Times New Roman" style:font-name-complex="Times New Roman"/>
    </style:style>
    <style:style style:name="T6_40" style:family="text">
      <style:text-properties style:font-name="Times New Roman" style:font-name-asian="Times New Roman" style:font-name-complex="Times New Roman"/>
    </style:style>
    <style:style style:name="T6_41" style:family="text">
      <style:text-properties style:font-name="Times New Roman" style:font-name-asian="Times New Roman" style:font-name-complex="Times New Roman"/>
    </style:style>
    <style:style style:name="T6_42" style:family="text">
      <style:text-properties style:font-name="Times New Roman" style:font-name-asian="Times New Roman" style:font-name-complex="Times New Roman"/>
    </style:style>
    <style:style style:name="T6_43" style:family="text">
      <style:text-properties style:font-name="Times New Roman" style:font-name-asian="Times New Roman" style:font-name-complex="Times New Roman"/>
    </style:style>
    <style:style style:name="T6_44" style:family="text">
      <style:text-properties style:font-name="Times New Roman" style:font-name-asian="Times New Roman" style:font-name-complex="Times New Roman"/>
    </style:style>
    <style:style style:name="T6_45" style:family="text">
      <style:text-properties style:font-name="Times New Roman" style:font-name-asian="Times New Roman" style:font-name-complex="Times New Roman"/>
    </style:style>
    <style:style style:name="T6_46" style:family="text">
      <style:text-properties style:font-name="Times New Roman" style:font-name-asian="Times New Roman" style:font-name-complex="Times New Roman"/>
    </style:style>
    <style:style style:name="T6_47" style:family="text">
      <style:text-properties style:font-name="Times New Roman" style:font-name-asian="Times New Roman" style:font-name-complex="Times New Roman"/>
    </style:style>
    <style:style style:name="T6_48" style:family="text">
      <style:text-properties style:font-name="Times New Roman" style:font-name-asian="Times New Roman" style:font-name-complex="Times New Roman"/>
    </style:style>
    <style:style style:name="T6_49" style:family="text">
      <style:text-properties style:font-name="Times New Roman" style:font-name-asian="Times New Roman" style:font-name-complex="Times New Roman"/>
    </style:style>
    <style:style style:name="T6_50" style:family="text">
      <style:text-properties style:font-name="Times New Roman" style:font-name-asian="Times New Roman" style:font-name-complex="Times New Roman"/>
    </style:style>
    <style:style style:name="T6_51" style:family="text">
      <style:text-properties style:font-name="Times New Roman" style:font-name-asian="Times New Roman" style:font-name-complex="Times New Roman"/>
    </style:style>
    <style:style style:name="T6_52" style:family="text">
      <style:text-properties style:font-name="Times New Roman" style:font-name-asian="Times New Roman" style:font-name-complex="Times New Roman"/>
    </style:style>
    <style:style style:name="T6_53" style:family="text">
      <style:text-properties style:font-name="Times New Roman" style:font-name-asian="Times New Roman" style:font-name-complex="Times New Roman"/>
    </style:style>
    <style:style style:name="T6_54" style:family="text">
      <style:text-properties style:font-name="Times New Roman" style:font-name-asian="Times New Roman" style:font-name-complex="Times New Roman"/>
    </style:style>
    <style:style style:name="T6_55" style:family="text">
      <style:text-properties style:font-name="Times New Roman" style:font-name-asian="Times New Roman" style:font-name-complex="Times New Roman"/>
    </style:style>
    <style:style style:name="T6_56" style:family="text">
      <style:text-properties style:font-name="Times New Roman" style:font-name-asian="Times New Roman" style:font-name-complex="Times New Roman"/>
    </style:style>
    <style:style style:name="T6_57" style:family="text">
      <style:text-properties style:font-name="Times New Roman" style:font-name-asian="Times New Roman" style:font-name-complex="Times New Roman"/>
    </style:style>
    <style:style style:name="T6_58" style:family="text">
      <style:text-properties style:font-name="Times New Roman" style:font-name-asian="Times New Roman" style:font-name-complex="Times New Roman"/>
    </style:style>
    <style:style style:name="T6_59" style:family="text">
      <style:text-properties style:font-name="Times New Roman" style:font-name-asian="Times New Roman" style:font-name-complex="Times New Roman"/>
    </style:style>
    <style:style style:name="T6_60" style:family="text">
      <style:text-properties style:font-name="Times New Roman" style:font-name-asian="Times New Roman" style:font-name-complex="Times New Roman"/>
    </style:style>
    <style:style style:name="T6_61" style:family="text">
      <style:text-properties style:font-name="Times New Roman" style:font-name-asian="Times New Roman" style:font-name-complex="Times New Roman"/>
    </style:style>
    <style:style style:name="T6_62" style:family="text">
      <style:text-properties style:font-name="Times New Roman" style:font-name-asian="Times New Roman" style:font-name-complex="Times New Roman"/>
    </style:style>
    <style:style style:name="T6_63" style:family="text">
      <style:text-properties style:font-name="Times New Roman" style:font-name-asian="Times New Roman" style:font-name-complex="Times New Roman"/>
    </style:style>
    <style:style style:name="T6_64" style:family="text">
      <style:text-properties style:font-name="Times New Roman" style:font-name-asian="Times New Roman" style:font-name-complex="Times New Roman"/>
    </style:style>
    <style:style style:name="T6_65" style:family="text">
      <style:text-properties style:font-name="Times New Roman" style:font-name-asian="Times New Roman" style:font-name-complex="Times New Roman"/>
    </style:style>
    <style:style style:name="T6_66" style:family="text">
      <style:text-properties style:font-name="Times New Roman" style:font-name-asian="Times New Roman" style:font-name-complex="Times New Roman"/>
    </style:style>
    <style:style style:name="T6_67" style:family="text">
      <style:text-properties style:font-name="Times New Roman" style:font-name-asian="Times New Roman" style:font-name-complex="Times New Roman"/>
    </style:style>
    <style:style style:name="T6_68" style:family="text">
      <style:text-properties style:font-name="Times New Roman" style:font-name-asian="Times New Roman" style:font-name-complex="Times New Roman"/>
    </style:style>
    <style:style style:name="T6_69" style:family="text">
      <style:text-properties style:font-name="Times New Roman" style:font-name-asian="Times New Roman" style:font-name-complex="Times New Roman"/>
    </style:style>
    <style:style style:name="T6_70" style:family="text">
      <style:text-properties style:font-name="Times New Roman" style:font-name-asian="Times New Roman" style:font-name-complex="Times New Roman"/>
    </style:style>
    <style:style style:name="T6_71" style:family="text">
      <style:text-properties style:font-name="Times New Roman" style:font-name-asian="Times New Roman" style:font-name-complex="Times New Roman"/>
    </style:style>
    <style:style style:name="T6_72" style:family="text">
      <style:text-properties style:font-name="Times New Roman" style:font-name-asian="Times New Roman" style:font-name-complex="Times New Roman"/>
    </style:style>
    <style:style style:name="T6_73" style:family="text">
      <style:text-properties style:font-name="Times New Roman" style:font-name-asian="Times New Roman" style:font-name-complex="Times New Roman"/>
    </style:style>
    <style:style style:name="T6_74" style:family="text">
      <style:text-properties style:font-name="Times New Roman" style:font-name-asian="Times New Roman" style:font-name-complex="Times New Roman"/>
    </style:style>
    <style:style style:name="T6_75" style:family="text">
      <style:text-properties style:font-name="Times New Roman" style:font-name-asian="Times New Roman" style:font-name-complex="Times New Roman"/>
    </style:style>
    <style:style style:name="T6_76" style:family="text">
      <style:text-properties style:font-name="Times New Roman" style:font-name-asian="Times New Roman" style:font-name-complex="Times New Roman"/>
    </style:style>
    <style:style style:name="T6_77" style:family="text">
      <style:text-properties style:font-name="Times New Roman" style:font-name-asian="Times New Roman" style:font-name-complex="Times New Roman"/>
    </style:style>
    <style:style style:name="T6_78" style:family="text">
      <style:text-properties style:font-name="Times New Roman" style:font-name-asian="Times New Roman" style:font-name-complex="Times New Roman"/>
    </style:style>
    <style:style style:name="T6_79" style:family="text">
      <style:text-properties style:font-name="Times New Roman" style:font-name-asian="Times New Roman" style:font-name-complex="Times New Roman"/>
    </style:style>
    <style:style style:name="T6_80" style:family="text">
      <style:text-properties style:font-name="Times New Roman" style:font-name-asian="Times New Roman" style:font-name-complex="Times New Roman"/>
    </style:style>
    <style:style style:name="T6_81" style:family="text">
      <style:text-properties style:font-name="Times New Roman" style:font-name-asian="Times New Roman" style:font-name-complex="Times New Roman"/>
    </style:style>
    <style:style style:name="T6_82" style:family="text">
      <style:text-properties style:font-name="Times New Roman" style:font-name-asian="Times New Roman" style:font-name-complex="Times New Roman"/>
    </style:style>
    <style:style style:name="T6_83" style:family="text">
      <style:text-properties style:font-name="Times New Roman" style:font-name-asian="Times New Roman" style:font-name-complex="Times New Roman"/>
    </style:style>
    <style:style style:name="T6_84" style:family="text">
      <style:text-properties style:font-name="Times New Roman" style:font-name-asian="Times New Roman" style:font-name-complex="Times New Roman"/>
    </style:style>
    <style:style style:name="T6_85" style:family="text">
      <style:text-properties style:font-name="Times New Roman" style:font-name-asian="Times New Roman" style:font-name-complex="Times New Roman"/>
    </style:style>
    <style:style style:name="T6_86" style:family="text">
      <style:text-properties style:font-name="Times New Roman" style:font-name-asian="Times New Roman" style:font-name-complex="Times New Roman"/>
    </style:style>
    <style:style style:name="T6_87" style:family="text">
      <style:text-properties style:font-name="Times New Roman" style:font-name-asian="Times New Roman" style:font-name-complex="Times New Roman"/>
    </style:style>
    <style:style style:name="T6_88" style:family="text">
      <style:text-properties style:font-name="Times New Roman" style:font-name-asian="Times New Roman" style:font-name-complex="Times New Roman"/>
    </style:style>
    <style:style style:name="T6_89" style:family="text">
      <style:text-properties style:font-name="Times New Roman" style:font-name-asian="Times New Roman" style:font-name-complex="Times New Roman"/>
    </style:style>
    <style:style style:name="T6_90" style:family="text">
      <style:text-properties style:font-name="Times New Roman" style:font-name-asian="Times New Roman" style:font-name-complex="Times New Roman"/>
    </style:style>
    <style:style style:name="T6_91" style:family="text">
      <style:text-properties style:font-name="Times New Roman" style:font-name-asian="Times New Roman" style:font-name-complex="Times New Roman"/>
    </style:style>
    <style:style style:name="T6_92" style:family="text">
      <style:text-properties style:font-name="Times New Roman" style:font-name-asian="Times New Roman" style:font-name-complex="Times New Roman"/>
    </style:style>
    <style:style style:name="T6_93" style:family="text">
      <style:text-properties style:font-name="Times New Roman" style:font-name-asian="Times New Roman" style:font-name-complex="Times New Roman"/>
    </style:style>
    <style:style style:name="T6_94" style:family="text">
      <style:text-properties style:font-name="Times New Roman" style:font-name-asian="Times New Roman" style:font-name-complex="Times New Roman"/>
    </style:style>
    <style:style style:name="T6_95" style:family="text">
      <style:text-properties style:font-name="Times New Roman" style:font-name-asian="Times New Roman" style:font-name-complex="Times New Roman"/>
    </style:style>
    <style:style style:name="T6_96" style:family="text">
      <style:text-properties style:font-name="Times New Roman" style:font-name-asian="Times New Roman" style:font-name-complex="Times New Roman"/>
    </style:style>
    <style:style style:name="T6_97" style:family="text">
      <style:text-properties style:font-name="Times New Roman" style:font-name-asian="Times New Roman" style:font-name-complex="Times New Roman"/>
    </style:style>
    <style:style style:name="T6_98" style:family="text">
      <style:text-properties style:font-name="Times New Roman" style:font-name-asian="Times New Roman" style:font-name-complex="Times New Roman"/>
    </style:style>
    <style:style style:name="T6_99" style:family="text">
      <style:text-properties style:font-name="Times New Roman" style:font-name-asian="Times New Roman" style:font-name-complex="Times New Roman"/>
    </style:style>
    <style:style style:name="T6_100" style:family="text">
      <style:text-properties style:font-name="Times New Roman" style:font-name-asian="Times New Roman" style:font-name-complex="Times New Roman"/>
    </style:style>
    <style:style style:name="T6_101" style:family="text">
      <style:text-properties style:font-name="Times New Roman" style:font-name-asian="Times New Roman" style:font-name-complex="Times New Roman"/>
    </style:style>
    <style:style style:name="T6_102" style:family="text">
      <style:text-properties style:font-name="Times New Roman" style:font-name-asian="Times New Roman" style:font-name-complex="Times New Roman"/>
    </style:style>
    <style:style style:name="T6_103" style:family="text">
      <style:text-properties style:font-name="Times New Roman" style:font-name-asian="Times New Roman" style:font-name-complex="Times New Roman"/>
    </style:style>
    <style:style style:name="T6_104" style:family="text">
      <style:text-properties style:font-name="Times New Roman" style:font-name-asian="Times New Roman" style:font-name-complex="Times New Roman"/>
    </style:style>
    <style:style style:name="T6_105" style:family="text">
      <style:text-properties style:font-name="Times New Roman" style:font-name-asian="Times New Roman" style:font-name-complex="Times New Roman"/>
    </style:style>
    <style:style style:name="T6_106" style:family="text">
      <style:text-properties style:font-name="Times New Roman" style:font-name-asian="Times New Roman" style:font-name-complex="Times New Roman"/>
    </style:style>
    <style:style style:name="T6_107" style:family="text">
      <style:text-properties style:font-name="Times New Roman" style:font-name-asian="Times New Roman" style:font-name-complex="Times New Roman"/>
    </style:style>
    <style:style style:name="T6_108" style:family="text">
      <style:text-properties style:font-name="Times New Roman" style:font-name-asian="Times New Roman" style:font-name-complex="Times New Roman"/>
    </style:style>
    <style:style style:name="T6_109" style:family="text">
      <style:text-properties style:font-name="Times New Roman" style:font-name-asian="Times New Roman" style:font-name-complex="Times New Roman"/>
    </style:style>
    <style:style style:name="T6_110" style:family="text">
      <style:text-properties style:font-name="Times New Roman" style:font-name-asian="Times New Roman" style:font-name-complex="Times New Roman"/>
    </style:style>
    <style:style style:name="T6_111" style:family="text">
      <style:text-properties style:font-name="Times New Roman" style:font-name-asian="Times New Roman" style:font-name-complex="Times New Roman"/>
    </style:style>
    <style:style style:name="T6_112" style:family="text">
      <style:text-properties style:font-name="Times New Roman" style:font-name-asian="Times New Roman" style:font-name-complex="Times New Roman"/>
    </style:style>
    <style:style style:name="T6_113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38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38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T8_47" style:family="text">
      <style:text-properties style:font-name="Times New Roman" style:font-name-asian="Times New Roman" style:font-name-complex="Times New Roman"/>
    </style:style>
    <style:style style:name="T8_48" style:family="text">
      <style:text-properties style:font-name="Times New Roman" style:font-name-asian="Times New Roman" style:font-name-complex="Times New Roman"/>
    </style:style>
    <style:style style:name="T8_49" style:family="text">
      <style:text-properties style:font-name="Times New Roman" style:font-name-asian="Times New Roman" style:font-name-complex="Times New Roman"/>
    </style:style>
    <style:style style:name="T8_50" style:family="text">
      <style:text-properties style:font-name="Times New Roman" style:font-name-asian="Times New Roman" style:font-name-complex="Times New Roman"/>
    </style:style>
    <style:style style:name="T8_51" style:family="text">
      <style:text-properties style:font-name="Times New Roman" style:font-name-asian="Times New Roman" style:font-name-complex="Times New Roman"/>
    </style:style>
    <style:style style:name="T8_52" style:family="text">
      <style:text-properties style:font-name="Times New Roman" style:font-name-asian="Times New Roman" style:font-name-complex="Times New Roman"/>
    </style:style>
    <style:style style:name="T8_53" style:family="text">
      <style:text-properties style:font-name="Times New Roman" style:font-name-asian="Times New Roman" style:font-name-complex="Times New Roman"/>
    </style:style>
    <style:style style:name="T8_54" style:family="text">
      <style:text-properties style:font-name="Times New Roman" style:font-name-asian="Times New Roman" style:font-name-complex="Times New Roman"/>
    </style:style>
    <style:style style:name="T8_55" style:family="text">
      <style:text-properties style:font-name="Times New Roman" style:font-name-asian="Times New Roman" style:font-name-complex="Times New Roman"/>
    </style:style>
    <style:style style:name="T8_56" style:family="text">
      <style:text-properties style:font-name="Times New Roman" style:font-name-asian="Times New Roman" style:font-name-complex="Times New Roman"/>
    </style:style>
    <style:style style:name="T8_57" style:family="text">
      <style:text-properties style:font-name="Times New Roman" style:font-name-asian="Times New Roman" style:font-name-complex="Times New Roman"/>
    </style:style>
    <style:style style:name="T8_58" style:family="text">
      <style:text-properties style:font-name="Times New Roman" style:font-name-asian="Times New Roman" style:font-name-complex="Times New Roman"/>
    </style:style>
    <style:style style:name="T8_59" style:family="text">
      <style:text-properties style:font-name="Times New Roman" style:font-name-asian="Times New Roman" style:font-name-complex="Times New Roman"/>
    </style:style>
    <style:style style:name="T8_60" style:family="text">
      <style:text-properties style:font-name="Times New Roman" style:font-name-asian="Times New Roman" style:font-name-complex="Times New Roman"/>
    </style:style>
    <style:style style:name="T8_61" style:family="text">
      <style:text-properties style:font-name="Times New Roman" style:font-name-asian="Times New Roman" style:font-name-complex="Times New Roman"/>
    </style:style>
    <style:style style:name="T8_62" style:family="text">
      <style:text-properties style:font-name="Times New Roman" style:font-name-asian="Times New Roman" style:font-name-complex="Times New Roman"/>
    </style:style>
    <style:style style:name="T8_63" style:family="text">
      <style:text-properties style:font-name="Times New Roman" style:font-name-asian="Times New Roman" style:font-name-complex="Times New Roman"/>
    </style:style>
    <style:style style:name="T8_64" style:family="text">
      <style:text-properties style:font-name="Times New Roman" style:font-name-asian="Times New Roman" style:font-name-complex="Times New Roman"/>
    </style:style>
    <style:style style:name="T8_65" style:family="text">
      <style:text-properties style:font-name="Times New Roman" style:font-name-asian="Times New Roman" style:font-name-complex="Times New Roman"/>
    </style:style>
    <style:style style:name="T8_66" style:family="text">
      <style:text-properties style:font-name="Times New Roman" style:font-name-asian="Times New Roman" style:font-name-complex="Times New Roman"/>
    </style:style>
    <style:style style:name="T8_67" style:family="text">
      <style:text-properties style:font-name="Times New Roman" style:font-name-asian="Times New Roman" style:font-name-complex="Times New Roman"/>
    </style:style>
    <style:style style:name="T8_68" style:family="text">
      <style:text-properties style:font-name="Times New Roman" style:font-name-asian="Times New Roman" style:font-name-complex="Times New Roman"/>
    </style:style>
    <style:style style:name="T8_69" style:family="text">
      <style:text-properties style:font-name="Times New Roman" style:font-name-asian="Times New Roman" style:font-name-complex="Times New Roman"/>
    </style:style>
    <style:style style:name="T8_70" style:family="text">
      <style:text-properties style:font-name="Times New Roman" style:font-name-asian="Times New Roman" style:font-name-complex="Times New Roman"/>
    </style:style>
    <style:style style:name="T8_71" style:family="text">
      <style:text-properties style:font-name="Times New Roman" style:font-name-asian="Times New Roman" style:font-name-complex="Times New Roman"/>
    </style:style>
    <style:style style:name="T8_72" style:family="text">
      <style:text-properties style:font-name="Times New Roman" style:font-name-asian="Times New Roman" style:font-name-complex="Times New Roman"/>
    </style:style>
    <style:style style:name="T8_73" style:family="text">
      <style:text-properties style:font-name="Times New Roman" style:font-name-asian="Times New Roman" style:font-name-complex="Times New Roman"/>
    </style:style>
    <style:style style:name="T8_74" style:family="text">
      <style:text-properties style:font-name="Times New Roman" style:font-name-asian="Times New Roman" style:font-name-complex="Times New Roman"/>
    </style:style>
    <style:style style:name="T8_75" style:family="text">
      <style:text-properties style:font-name="Times New Roman" style:font-name-asian="Times New Roman" style:font-name-complex="Times New Roman"/>
    </style:style>
    <style:style style:name="T8_76" style:family="text">
      <style:text-properties style:font-name="Times New Roman" style:font-name-asian="Times New Roman" style:font-name-complex="Times New Roman"/>
    </style:style>
    <style:style style:name="T8_77" style:family="text">
      <style:text-properties style:font-name="Times New Roman" style:font-name-asian="Times New Roman" style:font-name-complex="Times New Roman"/>
    </style:style>
    <style:style style:name="T8_78" style:family="text">
      <style:text-properties style:font-name="Times New Roman" style:font-name-asian="Times New Roman" style:font-name-complex="Times New Roman"/>
    </style:style>
    <style:style style:name="T8_79" style:family="text">
      <style:text-properties style:font-name="Times New Roman" style:font-name-asian="Times New Roman" style:font-name-complex="Times New Roman"/>
    </style:style>
    <style:style style:name="T8_80" style:family="text">
      <style:text-properties style:font-name="Times New Roman" style:font-name-asian="Times New Roman" style:font-name-complex="Times New Roman"/>
    </style:style>
    <style:style style:name="T8_81" style:family="text">
      <style:text-properties style:font-name="Times New Roman" style:font-name-asian="Times New Roman" style:font-name-complex="Times New Roman"/>
    </style:style>
    <style:style style:name="T8_82" style:family="text">
      <style:text-properties style:font-name="Times New Roman" style:font-name-asian="Times New Roman" style:font-name-complex="Times New Roman"/>
    </style:style>
    <style:style style:name="T8_83" style:family="text">
      <style:text-properties style:font-name="Times New Roman" style:font-name-asian="Times New Roman" style:font-name-complex="Times New Roman"/>
    </style:style>
    <style:style style:name="T8_84" style:family="text">
      <style:text-properties style:font-name="Times New Roman" style:font-name-asian="Times New Roman" style:font-name-complex="Times New Roman"/>
    </style:style>
    <style:style style:name="T8_85" style:family="text">
      <style:text-properties style:font-name="Times New Roman" style:font-name-asian="Times New Roman" style:font-name-complex="Times New Roman"/>
    </style:style>
    <style:style style:name="T8_86" style:family="text">
      <style:text-properties style:font-name="Times New Roman" style:font-name-asian="Times New Roman" style:font-name-complex="Times New Roman"/>
    </style:style>
    <style:style style:name="T8_87" style:family="text">
      <style:text-properties style:font-name="Times New Roman" style:font-name-asian="Times New Roman" style:font-name-complex="Times New Roman"/>
    </style:style>
    <style:style style:name="T8_88" style:family="text">
      <style:text-properties style:font-name="Times New Roman" style:font-name-asian="Times New Roman" style:font-name-complex="Times New Roman"/>
    </style:style>
    <style:style style:name="T8_89" style:family="text">
      <style:text-properties style:font-name="Times New Roman" style:font-name-asian="Times New Roman" style:font-name-complex="Times New Roman"/>
    </style:style>
    <style:style style:name="T8_90" style:family="text">
      <style:text-properties style:font-name="Times New Roman" style:font-name-asian="Times New Roman" style:font-name-complex="Times New Roman"/>
    </style:style>
    <style:style style:name="T8_91" style:family="text">
      <style:text-properties style:font-name="Times New Roman" style:font-name-asian="Times New Roman" style:font-name-complex="Times New Roman"/>
    </style:style>
    <style:style style:name="T8_92" style:family="text">
      <style:text-properties style:font-name="Times New Roman" style:font-name-asian="Times New Roman" style:font-name-complex="Times New Roman"/>
    </style:style>
    <style:style style:name="T8_93" style:family="text">
      <style:text-properties style:font-name="Times New Roman" style:font-name-asian="Times New Roman" style:font-name-complex="Times New Roman"/>
    </style:style>
    <style:style style:name="T8_94" style:family="text">
      <style:text-properties style:font-name="Times New Roman" style:font-name-asian="Times New Roman" style:font-name-complex="Times New Roman"/>
    </style:style>
    <style:style style:name="T8_95" style:family="text">
      <style:text-properties style:font-name="Times New Roman" style:font-name-asian="Times New Roman" style:font-name-complex="Times New Roman"/>
    </style:style>
    <style:style style:name="T8_96" style:family="text">
      <style:text-properties style:font-name="Times New Roman" style:font-name-asian="Times New Roman" style:font-name-complex="Times New Roman"/>
    </style:style>
    <style:style style:name="T8_97" style:family="text">
      <style:text-properties style:font-name="Times New Roman" style:font-name-asian="Times New Roman" style:font-name-complex="Times New Roman"/>
    </style:style>
    <style:style style:name="T8_98" style:family="text">
      <style:text-properties style:font-name="Times New Roman" style:font-name-asian="Times New Roman" style:font-name-complex="Times New Roman"/>
    </style:style>
    <style:style style:name="T8_99" style:family="text">
      <style:text-properties style:font-name="Times New Roman" style:font-name-asian="Times New Roman" style:font-name-complex="Times New Roman"/>
    </style:style>
    <style:style style:name="T8_100" style:family="text">
      <style:text-properties style:font-name="Times New Roman" style:font-name-asian="Times New Roman" style:font-name-complex="Times New Roman"/>
    </style:style>
    <style:style style:name="T8_101" style:family="text">
      <style:text-properties style:font-name="Times New Roman" style:font-name-asian="Times New Roman" style:font-name-complex="Times New Roman"/>
    </style:style>
    <style:style style:name="T8_102" style:family="text">
      <style:text-properties style:font-name="Times New Roman" style:font-name-asian="Times New Roman" style:font-name-complex="Times New Roman"/>
    </style:style>
    <style:style style:name="T8_103" style:family="text">
      <style:text-properties style:font-name="Times New Roman" style:font-name-asian="Times New Roman" style:font-name-complex="Times New Roman"/>
    </style:style>
    <style:style style:name="T8_104" style:family="text">
      <style:text-properties style:font-name="Times New Roman" style:font-name-asian="Times New Roman" style:font-name-complex="Times New Roman"/>
    </style:style>
    <style:style style:name="T8_105" style:family="text">
      <style:text-properties style:font-name="Times New Roman" style:font-name-asian="Times New Roman" style:font-name-complex="Times New Roman"/>
    </style:style>
    <style:style style:name="T8_106" style:family="text">
      <style:text-properties style:font-name="Times New Roman" style:font-name-asian="Times New Roman" style:font-name-complex="Times New Roman"/>
    </style:style>
    <style:style style:name="T8_107" style:family="text">
      <style:text-properties style:font-name="Times New Roman" style:font-name-asian="Times New Roman" style:font-name-complex="Times New Roman"/>
    </style:style>
    <style:style style:name="T8_108" style:family="text">
      <style:text-properties style:font-name="Times New Roman" style:font-name-asian="Times New Roman" style:font-name-complex="Times New Roman"/>
    </style:style>
    <style:style style:name="T8_109" style:family="text">
      <style:text-properties style:font-name="Times New Roman" style:font-name-asian="Times New Roman" style:font-name-complex="Times New Roman"/>
    </style:style>
    <style:style style:name="T8_110" style:family="text">
      <style:text-properties style:font-name="Times New Roman" style:font-name-asian="Times New Roman" style:font-name-complex="Times New Roman"/>
    </style:style>
    <style:style style:name="T8_111" style:family="text">
      <style:text-properties style:font-name="Times New Roman" style:font-name-asian="Times New Roman" style:font-name-complex="Times New Roman"/>
    </style:style>
    <style:style style:name="T8_112" style:family="text">
      <style:text-properties style:font-name="Times New Roman" style:font-name-asian="Times New Roman" style:font-name-complex="Times New Roman"/>
    </style:style>
    <style:style style:name="T8_113" style:family="text">
      <style:text-properties style:font-name="Times New Roman" style:font-name-asian="Times New Roman" style:font-name-complex="Times New Roman"/>
    </style:style>
    <style:style style:name="T8_114" style:family="text">
      <style:text-properties style:font-name="Times New Roman" style:font-name-asian="Times New Roman" style:font-name-complex="Times New Roman"/>
    </style:style>
    <style:style style:name="T8_115" style:family="text">
      <style:text-properties style:font-name="Times New Roman" style:font-name-asian="Times New Roman" style:font-name-complex="Times New Roman"/>
    </style:style>
    <style:style style:name="T8_116" style:family="text">
      <style:text-properties style:font-name="Times New Roman" style:font-name-asian="Times New Roman" style:font-name-complex="Times New Roman"/>
    </style:style>
    <style:style style:name="T8_117" style:family="text">
      <style:text-properties style:font-name="Times New Roman" style:font-name-asian="Times New Roman" style:font-name-complex="Times New Roman"/>
    </style:style>
    <style:style style:name="T8_118" style:family="text">
      <style:text-properties style:font-name="Times New Roman" style:font-name-asian="Times New Roman" style:font-name-complex="Times New Roman"/>
    </style:style>
    <style:style style:name="T8_119" style:family="text">
      <style:text-properties style:font-name="Times New Roman" style:font-name-asian="Times New Roman" style:font-name-complex="Times New Roman"/>
    </style:style>
    <style:style style:name="T8_120" style:family="text">
      <style:text-properties style:font-name="Times New Roman" style:font-name-asian="Times New Roman" style:font-name-complex="Times New Roman"/>
    </style:style>
    <style:style style:name="T8_121" style:family="text">
      <style:text-properties style:font-name="Times New Roman" style:font-name-asian="Times New Roman" style:font-name-complex="Times New Roman"/>
    </style:style>
    <style:style style:name="T8_122" style:family="text">
      <style:text-properties style:font-name="Times New Roman" style:font-name-asian="Times New Roman" style:font-name-complex="Times New Roman"/>
    </style:style>
    <style:style style:name="T8_123" style:family="text">
      <style:text-properties style:font-name="Times New Roman" style:font-name-asian="Times New Roman" style:font-name-complex="Times New Roman"/>
    </style:style>
    <style:style style:name="T8_124" style:family="text">
      <style:text-properties style:font-name="Times New Roman" style:font-name-asian="Times New Roman" style:font-name-complex="Times New Roman"/>
    </style:style>
    <style:style style:name="T8_125" style:family="text">
      <style:text-properties style:font-name="Times New Roman" style:font-name-asian="Times New Roman" style:font-name-complex="Times New Roman"/>
    </style:style>
    <style:style style:name="T8_126" style:family="text">
      <style:text-properties style:font-name="Times New Roman" style:font-name-asian="Times New Roman" style:font-name-complex="Times New Roman"/>
    </style:style>
    <style:style style:name="T8_127" style:family="text">
      <style:text-properties style:font-name="Times New Roman" style:font-name-asian="Times New Roman" style:font-name-complex="Times New Roman"/>
    </style:style>
    <style:style style:name="T8_128" style:family="text">
      <style:text-properties style:font-name="Times New Roman" style:font-name-asian="Times New Roman" style:font-name-complex="Times New Roman"/>
    </style:style>
    <style:style style:name="T8_129" style:family="text">
      <style:text-properties style:font-name="Times New Roman" style:font-name-asian="Times New Roman" style:font-name-complex="Times New Roman"/>
    </style:style>
    <style:style style:name="T8_130" style:family="text">
      <style:text-properties style:font-name="Times New Roman" style:font-name-asian="Times New Roman" style:font-name-complex="Times New Roman"/>
    </style:style>
    <style:style style:name="T8_131" style:family="text">
      <style:text-properties style:font-name="Times New Roman" style:font-name-asian="Times New Roman" style:font-name-complex="Times New Roman"/>
    </style:style>
    <style:style style:name="T8_132" style:family="text">
      <style:text-properties style:font-name="Times New Roman" style:font-name-asian="Times New Roman" style:font-name-complex="Times New Roman"/>
    </style:style>
    <style:style style:name="T8_133" style:family="text">
      <style:text-properties style:font-name="Times New Roman" style:font-name-asian="Times New Roman" style:font-name-complex="Times New Roman"/>
    </style:style>
    <style:style style:name="T8_134" style:family="text">
      <style:text-properties style:font-name="Times New Roman" style:font-name-asian="Times New Roman" style:font-name-complex="Times New Roman"/>
    </style:style>
    <style:style style:name="T8_135" style:family="text">
      <style:text-properties style:font-name="Times New Roman" style:font-name-asian="Times New Roman" style:font-name-complex="Times New Roman"/>
    </style:style>
    <style:style style:name="T8_136" style:family="text">
      <style:text-properties style:font-name="Times New Roman" style:font-name-asian="Times New Roman" style:font-name-complex="Times New Roman"/>
    </style:style>
    <style:style style:name="T8_137" style:family="text">
      <style:text-properties style:font-name="Times New Roman" style:font-name-asian="Times New Roman" style:font-name-complex="Times New Roman"/>
    </style:style>
    <style:style style:name="T8_138" style:family="text">
      <style:text-properties style:font-name="Times New Roman" style:font-name-asian="Times New Roman" style:font-name-complex="Times New Roman"/>
    </style:style>
    <style:style style:name="T8_139" style:family="text">
      <style:text-properties style:font-name="Times New Roman" style:font-name-asian="Times New Roman" style:font-name-complex="Times New Roman"/>
    </style:style>
    <style:style style:name="T8_140" style:family="text">
      <style:text-properties style:font-name="Times New Roman" style:font-name-asian="Times New Roman" style:font-name-complex="Times New Roman"/>
    </style:style>
    <style:style style:name="T8_141" style:family="text">
      <style:text-properties style:font-name="Times New Roman" style:font-name-asian="Times New Roman" style:font-name-complex="Times New Roman"/>
    </style:style>
    <style:style style:name="T8_142" style:family="text">
      <style:text-properties style:font-name="Times New Roman" style:font-name-asian="Times New Roman" style:font-name-complex="Times New Roman"/>
    </style:style>
    <style:style style:name="T8_143" style:family="text">
      <style:text-properties style:font-name="Times New Roman" style:font-name-asian="Times New Roman" style:font-name-complex="Times New Roman"/>
    </style:style>
    <style:style style:name="T8_144" style:family="text">
      <style:text-properties style:font-name="Times New Roman" style:font-name-asian="Times New Roman" style:font-name-complex="Times New Roman"/>
    </style:style>
    <style:style style:name="T8_145" style:family="text">
      <style:text-properties style:font-name="Times New Roman" style:font-name-asian="Times New Roman" style:font-name-complex="Times New Roman"/>
    </style:style>
    <style:style style:name="T8_146" style:family="text">
      <style:text-properties style:font-name="Times New Roman" style:font-name-asian="Times New Roman" style:font-name-complex="Times New Roman"/>
    </style:style>
    <style:style style:name="T8_147" style:family="text">
      <style:text-properties style:font-name="Times New Roman" style:font-name-asian="Times New Roman" style:font-name-complex="Times New Roman"/>
    </style:style>
    <style:style style:name="T8_148" style:family="text">
      <style:text-properties style:font-name="Times New Roman" style:font-name-asian="Times New Roman" style:font-name-complex="Times New Roman"/>
    </style:style>
    <style:style style:name="T8_149" style:family="text">
      <style:text-properties style:font-name="Times New Roman" style:font-name-asian="Times New Roman" style:font-name-complex="Times New Roman"/>
    </style:style>
    <style:style style:name="T8_150" style:family="text">
      <style:text-properties style:font-name="Times New Roman" style:font-name-asian="Times New Roman" style:font-name-complex="Times New Roman"/>
    </style:style>
    <style:style style:name="T8_151" style:family="text">
      <style:text-properties style:font-name="Times New Roman" style:font-name-asian="Times New Roman" style:font-name-complex="Times New Roman"/>
    </style:style>
    <style:style style:name="T8_152" style:family="text">
      <style:text-properties style:font-name="Times New Roman" style:font-name-asian="Times New Roman" style:font-name-complex="Times New Roman"/>
    </style:style>
    <style:style style:name="T8_153" style:family="text">
      <style:text-properties style:font-name="Times New Roman" style:font-name-asian="Times New Roman" style:font-name-complex="Times New Roman"/>
    </style:style>
    <style:style style:name="T8_154" style:family="text">
      <style:text-properties style:font-name="Times New Roman" style:font-name-asian="Times New Roman" style:font-name-complex="Times New Roman"/>
    </style:style>
    <style:style style:name="T8_155" style:family="text">
      <style:text-properties style:font-name="Times New Roman" style:font-name-asian="Times New Roman" style:font-name-complex="Times New Roman"/>
    </style:style>
    <style:style style:name="T8_156" style:family="text">
      <style:text-properties style:font-name="Times New Roman" style:font-name-asian="Times New Roman" style:font-name-complex="Times New Roman"/>
    </style:style>
    <style:style style:name="T8_157" style:family="text">
      <style:text-properties style:font-name="Times New Roman" style:font-name-asian="Times New Roman" style:font-name-complex="Times New Roman"/>
    </style:style>
    <style:style style:name="T8_158" style:family="text">
      <style:text-properties style:font-name="Times New Roman" style:font-name-asian="Times New Roman" style:font-name-complex="Times New Roman"/>
    </style:style>
    <style:style style:name="T8_159" style:family="text">
      <style:text-properties style:font-name="Times New Roman" style:font-name-asian="Times New Roman" style:font-name-complex="Times New Roman"/>
    </style:style>
    <style:style style:name="T8_160" style:family="text">
      <style:text-properties style:font-name="Times New Roman" style:font-name-asian="Times New Roman" style:font-name-complex="Times New Roman"/>
    </style:style>
    <style:style style:name="T8_161" style:family="text">
      <style:text-properties style:font-name="Times New Roman" style:font-name-asian="Times New Roman" style:font-name-complex="Times New Roman"/>
    </style:style>
    <style:style style:name="T8_162" style:family="text">
      <style:text-properties style:font-name="Times New Roman" style:font-name-asian="Times New Roman" style:font-name-complex="Times New Roman"/>
    </style:style>
    <style:style style:name="T8_163" style:family="text">
      <style:text-properties style:font-name="Times New Roman" style:font-name-asian="Times New Roman" style:font-name-complex="Times New Roman"/>
    </style:style>
    <style:style style:name="T8_164" style:family="text">
      <style:text-properties style:font-name="Times New Roman" style:font-name-asian="Times New Roman" style:font-name-complex="Times New Roman"/>
    </style:style>
    <style:style style:name="T8_165" style:family="text">
      <style:text-properties style:font-name="Times New Roman" style:font-name-asian="Times New Roman" style:font-name-complex="Times New Roman"/>
    </style:style>
    <style:style style:name="T8_166" style:family="text">
      <style:text-properties style:font-name="Times New Roman" style:font-name-asian="Times New Roman" style:font-name-complex="Times New Roman"/>
    </style:style>
    <style:style style:name="T8_167" style:family="text">
      <style:text-properties style:font-name="Times New Roman" style:font-name-asian="Times New Roman" style:font-name-complex="Times New Roman"/>
    </style:style>
    <style:style style:name="T8_168" style:family="text">
      <style:text-properties style:font-name="Times New Roman" style:font-name-asian="Times New Roman" style:font-name-complex="Times New Roman"/>
    </style:style>
    <style:style style:name="T8_169" style:family="text">
      <style:text-properties style:font-name="Times New Roman" style:font-name-asian="Times New Roman" style:font-name-complex="Times New Roman"/>
    </style:style>
    <style:style style:name="T8_170" style:family="text">
      <style:text-properties style:font-name="Times New Roman" style:font-name-asian="Times New Roman" style:font-name-complex="Times New Roman"/>
    </style:style>
    <style:style style:name="T8_171" style:family="text">
      <style:text-properties style:font-name="Times New Roman" style:font-name-asian="Times New Roman" style:font-name-complex="Times New Roman"/>
    </style:style>
    <style:style style:name="T8_172" style:family="text">
      <style:text-properties style:font-name="Times New Roman" style:font-name-asian="Times New Roman" style:font-name-complex="Times New Roman"/>
    </style:style>
    <style:style style:name="T8_173" style:family="text">
      <style:text-properties style:font-name="Times New Roman" style:font-name-asian="Times New Roman" style:font-name-complex="Times New Roman"/>
    </style:style>
    <style:style style:name="T8_174" style:family="text">
      <style:text-properties style:font-name="Times New Roman" style:font-name-asian="Times New Roman" style:font-name-complex="Times New Roman"/>
    </style:style>
    <style:style style:name="T8_175" style:family="text">
      <style:text-properties style:font-name="Times New Roman" style:font-name-asian="Times New Roman" style:font-name-complex="Times New Roman"/>
    </style:style>
    <style:style style:name="T8_176" style:family="text">
      <style:text-properties style:font-name="Times New Roman" style:font-name-asian="Times New Roman" style:font-name-complex="Times New Roman"/>
    </style:style>
    <style:style style:name="T8_177" style:family="text">
      <style:text-properties style:font-name="Times New Roman" style:font-name-asian="Times New Roman" style:font-name-complex="Times New Roman"/>
    </style:style>
    <style:style style:name="T8_178" style:family="text">
      <style:text-properties style:font-name="Times New Roman" style:font-name-asian="Times New Roman" style:font-name-complex="Times New Roman"/>
    </style:style>
    <style:style style:name="T8_179" style:family="text">
      <style:text-properties style:font-name="Times New Roman" style:font-name-asian="Times New Roman" style:font-name-complex="Times New Roman"/>
    </style:style>
    <style:style style:name="T8_180" style:family="text">
      <style:text-properties style:font-name="Times New Roman" style:font-name-asian="Times New Roman" style:font-name-complex="Times New Roman"/>
    </style:style>
    <style:style style:name="T8_181" style:family="text">
      <style:text-properties style:font-name="Times New Roman" style:font-name-asian="Times New Roman" style:font-name-complex="Times New Roman"/>
    </style:style>
    <style:style style:name="T8_182" style:family="text">
      <style:text-properties style:font-name="Times New Roman" style:font-name-asian="Times New Roman" style:font-name-complex="Times New Roman"/>
    </style:style>
    <style:style style:name="T8_183" style:family="text">
      <style:text-properties style:font-name="Times New Roman" style:font-name-asian="Times New Roman" style:font-name-complex="Times New Roman"/>
    </style:style>
    <style:style style:name="T8_184" style:family="text">
      <style:text-properties style:font-name="Times New Roman" style:font-name-asian="Times New Roman" style:font-name-complex="Times New Roman"/>
    </style:style>
    <style:style style:name="T8_185" style:family="text">
      <style:text-properties style:font-name="Times New Roman" style:font-name-asian="Times New Roman" style:font-name-complex="Times New Roman"/>
    </style:style>
    <style:style style:name="T8_186" style:family="text">
      <style:text-properties style:font-name="Times New Roman" style:font-name-asian="Times New Roman" style:font-name-complex="Times New Roman"/>
    </style:style>
    <style:style style:name="T8_187" style:family="text">
      <style:text-properties style:font-name="Times New Roman" style:font-name-asian="Times New Roman" style:font-name-complex="Times New Roman"/>
    </style:style>
    <style:style style:name="T8_188" style:family="text">
      <style:text-properties style:font-name="Times New Roman" style:font-name-asian="Times New Roman" style:font-name-complex="Times New Roman"/>
    </style:style>
    <style:style style:name="T8_189" style:family="text">
      <style:text-properties style:font-name="Times New Roman" style:font-name-asian="Times New Roman" style:font-name-complex="Times New Roman"/>
    </style:style>
    <style:style style:name="T8_190" style:family="text">
      <style:text-properties style:font-name="Times New Roman" style:font-name-asian="Times New Roman" style:font-name-complex="Times New Roman"/>
    </style:style>
    <style:style style:name="T8_191" style:family="text">
      <style:text-properties style:font-name="Times New Roman" style:font-name-asian="Times New Roman" style:font-name-complex="Times New Roman"/>
    </style:style>
    <style:style style:name="T8_192" style:family="text">
      <style:text-properties style:font-name="Times New Roman" style:font-name-asian="Times New Roman" style:font-name-complex="Times New Roman"/>
    </style:style>
    <style:style style:name="T8_193" style:family="text">
      <style:text-properties style:font-name="Times New Roman" style:font-name-asian="Times New Roman" style:font-name-complex="Times New Roman"/>
    </style:style>
    <style:style style:name="T8_194" style:family="text">
      <style:text-properties style:font-name="Times New Roman" style:font-name-asian="Times New Roman" style:font-name-complex="Times New Roman"/>
    </style:style>
    <style:style style:name="T8_195" style:family="text">
      <style:text-properties style:font-name="Times New Roman" style:font-name-asian="Times New Roman" style:font-name-complex="Times New Roman"/>
    </style:style>
    <style:style style:name="T8_196" style:family="text">
      <style:text-properties style:font-name="Times New Roman" style:font-name-asian="Times New Roman" style:font-name-complex="Times New Roman"/>
    </style:style>
    <style:style style:name="T8_197" style:family="text">
      <style:text-properties style:font-name="Times New Roman" style:font-name-asian="Times New Roman" style:font-name-complex="Times New Roman"/>
    </style:style>
    <style:style style:name="T8_198" style:family="text">
      <style:text-properties style:font-name="Times New Roman" style:font-name-asian="Times New Roman" style:font-name-complex="Times New Roman"/>
    </style:style>
    <style:style style:name="T8_199" style:family="text">
      <style:text-properties style:font-name="Times New Roman" style:font-name-asian="Times New Roman" style:font-name-complex="Times New Roman"/>
    </style:style>
    <style:style style:name="T8_200" style:family="text">
      <style:text-properties style:font-name="Times New Roman" style:font-name-asian="Times New Roman" style:font-name-complex="Times New Roman"/>
    </style:style>
    <style:style style:name="T8_201" style:family="text">
      <style:text-properties style:font-name="Times New Roman" style:font-name-asian="Times New Roman" style:font-name-complex="Times New Roman"/>
    </style:style>
    <style:style style:name="T8_202" style:family="text">
      <style:text-properties style:font-name="Times New Roman" style:font-name-asian="Times New Roman" style:font-name-complex="Times New Roman"/>
    </style:style>
    <style:style style:name="T8_203" style:family="text">
      <style:text-properties style:font-name="Times New Roman" style:font-name-asian="Times New Roman" style:font-name-complex="Times New Roman"/>
    </style:style>
    <style:style style:name="T8_204" style:family="text">
      <style:text-properties style:font-name="Times New Roman" style:font-name-asian="Times New Roman" style:font-name-complex="Times New Roman"/>
    </style:style>
    <style:style style:name="T8_205" style:family="text">
      <style:text-properties style:font-name="Times New Roman" style:font-name-asian="Times New Roman" style:font-name-complex="Times New Roman"/>
    </style:style>
    <style:style style:name="T8_206" style:family="text">
      <style:text-properties style:font-name="Times New Roman" style:font-name-asian="Times New Roman" style:font-name-complex="Times New Roman"/>
    </style:style>
    <style:style style:name="T8_207" style:family="text">
      <style:text-properties style:font-name="Times New Roman" style:font-name-asian="Times New Roman" style:font-name-complex="Times New Roman"/>
    </style:style>
    <style:style style:name="T8_208" style:family="text">
      <style:text-properties style:font-name="Times New Roman" style:font-name-asian="Times New Roman" style:font-name-complex="Times New Roman"/>
    </style:style>
    <style:style style:name="T8_209" style:family="text">
      <style:text-properties style:font-name="Times New Roman" style:font-name-asian="Times New Roman" style:font-name-complex="Times New Roman"/>
    </style:style>
    <style:style style:name="T8_210" style:family="text">
      <style:text-properties style:font-name="Times New Roman" style:font-name-asian="Times New Roman" style:font-name-complex="Times New Roman"/>
    </style:style>
    <style:style style:name="T8_211" style:family="text">
      <style:text-properties style:font-name="Times New Roman" style:font-name-asian="Times New Roman" style:font-name-complex="Times New Roman"/>
    </style:style>
    <style:style style:name="T8_212" style:family="text">
      <style:text-properties style:font-name="Times New Roman" style:font-name-asian="Times New Roman" style:font-name-complex="Times New Roman"/>
    </style:style>
    <style:style style:name="T8_213" style:family="text">
      <style:text-properties style:font-name="Times New Roman" style:font-name-asian="Times New Roman" style:font-name-complex="Times New Roman"/>
    </style:style>
    <style:style style:name="T8_214" style:family="text">
      <style:text-properties style:font-name="Times New Roman" style:font-name-asian="Times New Roman" style:font-name-complex="Times New Roman"/>
    </style:style>
    <style:style style:name="T8_215" style:family="text">
      <style:text-properties style:font-name="Times New Roman" style:font-name-asian="Times New Roman" style:font-name-complex="Times New Roman"/>
    </style:style>
    <style:style style:name="T8_216" style:family="text">
      <style:text-properties style:font-name="Times New Roman" style:font-name-asian="Times New Roman" style:font-name-complex="Times New Roman"/>
    </style:style>
    <style:style style:name="T8_217" style:family="text">
      <style:text-properties style:font-name="Times New Roman" style:font-name-asian="Times New Roman" style:font-name-complex="Times New Roman"/>
    </style:style>
    <style:style style:name="T8_218" style:family="text">
      <style:text-properties style:font-name="Times New Roman" style:font-name-asian="Times New Roman" style:font-name-complex="Times New Roman"/>
    </style:style>
    <style:style style:name="T8_219" style:family="text">
      <style:text-properties style:font-name="Times New Roman" style:font-name-asian="Times New Roman" style:font-name-complex="Times New Roman"/>
    </style:style>
    <style:style style:name="T8_220" style:family="text">
      <style:text-properties style:font-name="Times New Roman" style:font-name-asian="Times New Roman" style:font-name-complex="Times New Roman"/>
    </style:style>
    <style:style style:name="T8_221" style:family="text">
      <style:text-properties style:font-name="Times New Roman" style:font-name-asian="Times New Roman" style:font-name-complex="Times New Roman"/>
    </style:style>
    <style:style style:name="T8_222" style:family="text">
      <style:text-properties style:font-name="Times New Roman" style:font-name-asian="Times New Roman" style:font-name-complex="Times New Roman"/>
    </style:style>
    <style:style style:name="T8_223" style:family="text">
      <style:text-properties style:font-name="Times New Roman" style:font-name-asian="Times New Roman" style:font-name-complex="Times New Roman"/>
    </style:style>
    <style:style style:name="T8_224" style:family="text">
      <style:text-properties style:font-name="Times New Roman" style:font-name-asian="Times New Roman" style:font-name-complex="Times New Roman"/>
    </style:style>
    <style:style style:name="T8_225" style:family="text">
      <style:text-properties style:font-name="Times New Roman" style:font-name-asian="Times New Roman" style:font-name-complex="Times New Roman"/>
    </style:style>
    <style:style style:name="T8_226" style:family="text">
      <style:text-properties style:font-name="Times New Roman" style:font-name-asian="Times New Roman" style:font-name-complex="Times New Roman"/>
    </style:style>
    <style:style style:name="T8_227" style:family="text">
      <style:text-properties style:font-name="Times New Roman" style:font-name-asian="Times New Roman" style:font-name-complex="Times New Roman"/>
    </style:style>
    <style:style style:name="T8_228" style:family="text">
      <style:text-properties style:font-name="Times New Roman" style:font-name-asian="Times New Roman" style:font-name-complex="Times New Roman"/>
    </style:style>
    <style:style style:name="T8_229" style:family="text">
      <style:text-properties style:font-name="Times New Roman" style:font-name-asian="Times New Roman" style:font-name-complex="Times New Roman"/>
    </style:style>
    <style:style style:name="T8_230" style:family="text">
      <style:text-properties style:font-name="Times New Roman" style:font-name-asian="Times New Roman" style:font-name-complex="Times New Roman"/>
    </style:style>
    <style:style style:name="T8_231" style:family="text">
      <style:text-properties style:font-name="Times New Roman" style:font-name-asian="Times New Roman" style:font-name-complex="Times New Roman"/>
    </style:style>
    <style:style style:name="T8_232" style:family="text">
      <style:text-properties style:font-name="Times New Roman" style:font-name-asian="Times New Roman" style:font-name-complex="Times New Roman"/>
    </style:style>
    <style:style style:name="T8_233" style:family="text">
      <style:text-properties style:font-name="Times New Roman" style:font-name-asian="Times New Roman" style:font-name-complex="Times New Roman"/>
    </style:style>
    <style:style style:name="T8_234" style:family="text">
      <style:text-properties style:font-name="Times New Roman" style:font-name-asian="Times New Roman" style:font-name-complex="Times New Roman"/>
    </style:style>
    <style:style style:name="T8_235" style:family="text">
      <style:text-properties style:font-name="Times New Roman" style:font-name-asian="Times New Roman" style:font-name-complex="Times New Roman"/>
    </style:style>
    <style:style style:name="T8_236" style:family="text">
      <style:text-properties style:font-name="Times New Roman" style:font-name-asian="Times New Roman" style:font-name-complex="Times New Roman"/>
    </style:style>
    <style:style style:name="T8_237" style:family="text">
      <style:text-properties style:font-name="Times New Roman" style:font-name-asian="Times New Roman" style:font-name-complex="Times New Roman"/>
    </style:style>
    <style:style style:name="T8_238" style:family="text">
      <style:text-properties style:font-name="Times New Roman" style:font-name-asian="Times New Roman" style:font-name-complex="Times New Roman"/>
    </style:style>
    <style:style style:name="T8_239" style:family="text">
      <style:text-properties style:font-name="Times New Roman" style:font-name-asian="Times New Roman" style:font-name-complex="Times New Roman"/>
    </style:style>
    <style:style style:name="T8_240" style:family="text">
      <style:text-properties style:font-name="Times New Roman" style:font-name-asian="Times New Roman" style:font-name-complex="Times New Roman"/>
    </style:style>
    <style:style style:name="T8_241" style:family="text">
      <style:text-properties style:font-name="Times New Roman" style:font-name-asian="Times New Roman" style:font-name-complex="Times New Roman"/>
    </style:style>
    <style:style style:name="T8_242" style:family="text">
      <style:text-properties style:font-name="Times New Roman" style:font-name-asian="Times New Roman" style:font-name-complex="Times New Roman"/>
    </style:style>
    <style:style style:name="T8_243" style:family="text">
      <style:text-properties style:font-name="Times New Roman" style:font-name-asian="Times New Roman" style:font-name-complex="Times New Roman"/>
    </style:style>
    <style:style style:name="T8_244" style:family="text">
      <style:text-properties style:font-name="Times New Roman" style:font-name-asian="Times New Roman" style:font-name-complex="Times New Roman"/>
    </style:style>
    <style:style style:name="T8_245" style:family="text">
      <style:text-properties style:font-name="Times New Roman" style:font-name-asian="Times New Roman" style:font-name-complex="Times New Roman"/>
    </style:style>
    <style:style style:name="T8_246" style:family="text">
      <style:text-properties style:font-name="Times New Roman" style:font-name-asian="Times New Roman" style:font-name-complex="Times New Roman"/>
    </style:style>
    <style:style style:name="T8_247" style:family="text">
      <style:text-properties style:font-name="Times New Roman" style:font-name-asian="Times New Roman" style:font-name-complex="Times New Roman"/>
    </style:style>
    <style:style style:name="T8_248" style:family="text">
      <style:text-properties style:font-name="Times New Roman" style:font-name-asian="Times New Roman" style:font-name-complex="Times New Roman"/>
    </style:style>
    <style:style style:name="T8_249" style:family="text">
      <style:text-properties style:font-name="Times New Roman" style:font-name-asian="Times New Roman" style:font-name-complex="Times New Roman"/>
    </style:style>
    <style:style style:name="T8_250" style:family="text">
      <style:text-properties style:font-name="Times New Roman" style:font-name-asian="Times New Roman" style:font-name-complex="Times New Roman"/>
    </style:style>
    <style:style style:name="T8_251" style:family="text">
      <style:text-properties style:font-name="Times New Roman" style:font-name-asian="Times New Roman" style:font-name-complex="Times New Roman"/>
    </style:style>
    <style:style style:name="T8_252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38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T9_177" style:family="text">
      <style:text-properties style:font-name="Times New Roman" style:font-name-asian="Times New Roman" style:font-name-complex="Times New Roman"/>
    </style:style>
    <style:style style:name="T9_178" style:family="text">
      <style:text-properties style:font-name="Times New Roman" style:font-name-asian="Times New Roman" style:font-name-complex="Times New Roman"/>
    </style:style>
    <style:style style:name="T9_179" style:family="text">
      <style:text-properties style:font-name="Times New Roman" style:font-name-asian="Times New Roman" style:font-name-complex="Times New Roman"/>
    </style:style>
    <style:style style:name="T9_180" style:family="text">
      <style:text-properties style:font-name="Times New Roman" style:font-name-asian="Times New Roman" style:font-name-complex="Times New Roman"/>
    </style:style>
    <style:style style:name="T9_181" style:family="text">
      <style:text-properties style:font-name="Times New Roman" style:font-name-asian="Times New Roman" style:font-name-complex="Times New Roman"/>
    </style:style>
    <style:style style:name="T9_182" style:family="text">
      <style:text-properties style:font-name="Times New Roman" style:font-name-asian="Times New Roman" style:font-name-complex="Times New Roman"/>
    </style:style>
    <style:style style:name="T9_183" style:family="text">
      <style:text-properties style:font-name="Times New Roman" style:font-name-asian="Times New Roman" style:font-name-complex="Times New Roman"/>
    </style:style>
    <style:style style:name="T9_184" style:family="text">
      <style:text-properties style:font-name="Times New Roman" style:font-name-asian="Times New Roman" style:font-name-complex="Times New Roman"/>
    </style:style>
    <style:style style:name="T9_185" style:family="text">
      <style:text-properties style:font-name="Times New Roman" style:font-name-asian="Times New Roman" style:font-name-complex="Times New Roman"/>
    </style:style>
    <style:style style:name="T9_186" style:family="text">
      <style:text-properties style:font-name="Times New Roman" style:font-name-asian="Times New Roman" style:font-name-complex="Times New Roman"/>
    </style:style>
    <style:style style:name="T9_187" style:family="text">
      <style:text-properties style:font-name="Times New Roman" style:font-name-asian="Times New Roman" style:font-name-complex="Times New Roman"/>
    </style:style>
    <style:style style:name="T9_188" style:family="text">
      <style:text-properties style:font-name="Times New Roman" style:font-name-asian="Times New Roman" style:font-name-complex="Times New Roman"/>
    </style:style>
    <style:style style:name="T9_189" style:family="text">
      <style:text-properties style:font-name="Times New Roman" style:font-name-asian="Times New Roman" style:font-name-complex="Times New Roman"/>
    </style:style>
    <style:style style:name="T9_190" style:family="text">
      <style:text-properties style:font-name="Times New Roman" style:font-name-asian="Times New Roman" style:font-name-complex="Times New Roman"/>
    </style:style>
    <style:style style:name="T9_191" style:family="text">
      <style:text-properties style:font-name="Times New Roman" style:font-name-asian="Times New Roman" style:font-name-complex="Times New Roman"/>
    </style:style>
    <style:style style:name="T9_192" style:family="text">
      <style:text-properties style:font-name="Times New Roman" style:font-name-asian="Times New Roman" style:font-name-complex="Times New Roman"/>
    </style:style>
    <style:style style:name="T9_193" style:family="text">
      <style:text-properties style:font-name="Times New Roman" style:font-name-asian="Times New Roman" style:font-name-complex="Times New Roman"/>
    </style:style>
    <style:style style:name="T9_194" style:family="text">
      <style:text-properties style:font-name="Times New Roman" style:font-name-asian="Times New Roman" style:font-name-complex="Times New Roman"/>
    </style:style>
    <style:style style:name="T9_195" style:family="text">
      <style:text-properties style:font-name="Times New Roman" style:font-name-asian="Times New Roman" style:font-name-complex="Times New Roman"/>
    </style:style>
    <style:style style:name="T9_196" style:family="text">
      <style:text-properties style:font-name="Times New Roman" style:font-name-asian="Times New Roman" style:font-name-complex="Times New Roman"/>
    </style:style>
    <style:style style:name="T9_197" style:family="text">
      <style:text-properties style:font-name="Times New Roman" style:font-name-asian="Times New Roman" style:font-name-complex="Times New Roman"/>
    </style:style>
    <style:style style:name="T9_198" style:family="text">
      <style:text-properties style:font-name="Times New Roman" style:font-name-asian="Times New Roman" style:font-name-complex="Times New Roman"/>
    </style:style>
    <style:style style:name="T9_199" style:family="text">
      <style:text-properties style:font-name="Times New Roman" style:font-name-asian="Times New Roman" style:font-name-complex="Times New Roman"/>
    </style:style>
    <style:style style:name="T9_200" style:family="text">
      <style:text-properties style:font-name="Times New Roman" style:font-name-asian="Times New Roman" style:font-name-complex="Times New Roman"/>
    </style:style>
    <style:style style:name="T9_201" style:family="text">
      <style:text-properties style:font-name="Times New Roman" style:font-name-asian="Times New Roman" style:font-name-complex="Times New Roman"/>
    </style:style>
    <style:style style:name="T9_202" style:family="text">
      <style:text-properties style:font-name="Times New Roman" style:font-name-asian="Times New Roman" style:font-name-complex="Times New Roman"/>
    </style:style>
    <style:style style:name="T9_203" style:family="text">
      <style:text-properties style:font-name="Times New Roman" style:font-name-asian="Times New Roman" style:font-name-complex="Times New Roman"/>
    </style:style>
    <style:style style:name="T9_204" style:family="text">
      <style:text-properties style:font-name="Times New Roman" style:font-name-asian="Times New Roman" style:font-name-complex="Times New Roman"/>
    </style:style>
    <style:style style:name="T9_205" style:family="text">
      <style:text-properties style:font-name="Times New Roman" style:font-name-asian="Times New Roman" style:font-name-complex="Times New Roman"/>
    </style:style>
    <style:style style:name="T9_206" style:family="text">
      <style:text-properties style:font-name="Times New Roman" style:font-name-asian="Times New Roman" style:font-name-complex="Times New Roman"/>
    </style:style>
    <style:style style:name="T9_207" style:family="text">
      <style:text-properties style:font-name="Times New Roman" style:font-name-asian="Times New Roman" style:font-name-complex="Times New Roman"/>
    </style:style>
    <style:style style:name="T9_208" style:family="text">
      <style:text-properties style:font-name="Times New Roman" style:font-name-asian="Times New Roman" style:font-name-complex="Times New Roman"/>
    </style:style>
    <style:style style:name="T9_209" style:family="text">
      <style:text-properties style:font-name="Times New Roman" style:font-name-asian="Times New Roman" style:font-name-complex="Times New Roman"/>
    </style:style>
    <style:style style:name="T9_210" style:family="text">
      <style:text-properties style:font-name="Times New Roman" style:font-name-asian="Times New Roman" style:font-name-complex="Times New Roman"/>
    </style:style>
    <style:style style:name="T9_211" style:family="text">
      <style:text-properties style:font-name="Times New Roman" style:font-name-asian="Times New Roman" style:font-name-complex="Times New Roman"/>
    </style:style>
    <style:style style:name="T9_212" style:family="text">
      <style:text-properties style:font-name="Times New Roman" style:font-name-asian="Times New Roman" style:font-name-complex="Times New Roman"/>
    </style:style>
    <style:style style:name="T9_213" style:family="text">
      <style:text-properties style:font-name="Times New Roman" style:font-name-asian="Times New Roman" style:font-name-complex="Times New Roman"/>
    </style:style>
    <style:style style:name="T9_214" style:family="text">
      <style:text-properties style:font-name="Times New Roman" style:font-name-asian="Times New Roman" style:font-name-complex="Times New Roman"/>
    </style:style>
    <style:style style:name="T9_215" style:family="text">
      <style:text-properties style:font-name="Times New Roman" style:font-name-asian="Times New Roman" style:font-name-complex="Times New Roman"/>
    </style:style>
    <style:style style:name="T9_216" style:family="text">
      <style:text-properties style:font-name="Times New Roman" style:font-name-asian="Times New Roman" style:font-name-complex="Times New Roman"/>
    </style:style>
    <style:style style:name="T9_217" style:family="text">
      <style:text-properties style:font-name="Times New Roman" style:font-name-asian="Times New Roman" style:font-name-complex="Times New Roman"/>
    </style:style>
    <style:style style:name="T9_218" style:family="text">
      <style:text-properties style:font-name="Times New Roman" style:font-name-asian="Times New Roman" style:font-name-complex="Times New Roman"/>
    </style:style>
    <style:style style:name="T9_219" style:family="text">
      <style:text-properties style:font-name="Times New Roman" style:font-name-asian="Times New Roman" style:font-name-complex="Times New Roman"/>
    </style:style>
    <style:style style:name="T9_220" style:family="text">
      <style:text-properties style:font-name="Times New Roman" style:font-name-asian="Times New Roman" style:font-name-complex="Times New Roman"/>
    </style:style>
    <style:style style:name="T9_221" style:family="text">
      <style:text-properties style:font-name="Times New Roman" style:font-name-asian="Times New Roman" style:font-name-complex="Times New Roman"/>
    </style:style>
    <style:style style:name="T9_222" style:family="text">
      <style:text-properties style:font-name="Times New Roman" style:font-name-asian="Times New Roman" style:font-name-complex="Times New Roman"/>
    </style:style>
    <style:style style:name="T9_223" style:family="text">
      <style:text-properties style:font-name="Times New Roman" style:font-name-asian="Times New Roman" style:font-name-complex="Times New Roman"/>
    </style:style>
    <style:style style:name="T9_224" style:family="text">
      <style:text-properties style:font-name="Times New Roman" style:font-name-asian="Times New Roman" style:font-name-complex="Times New Roman"/>
    </style:style>
    <style:style style:name="T9_225" style:family="text">
      <style:text-properties style:font-name="Times New Roman" style:font-name-asian="Times New Roman" style:font-name-complex="Times New Roman"/>
    </style:style>
    <style:style style:name="T9_226" style:family="text">
      <style:text-properties style:font-name="Times New Roman" style:font-name-asian="Times New Roman" style:font-name-complex="Times New Roman"/>
    </style:style>
    <style:style style:name="T9_227" style:family="text">
      <style:text-properties style:font-name="Times New Roman" style:font-name-asian="Times New Roman" style:font-name-complex="Times New Roman"/>
    </style:style>
    <style:style style:name="T9_228" style:family="text">
      <style:text-properties style:font-name="Times New Roman" style:font-name-asian="Times New Roman" style:font-name-complex="Times New Roman"/>
    </style:style>
    <style:style style:name="T9_229" style:family="text">
      <style:text-properties style:font-name="Times New Roman" style:font-name-asian="Times New Roman" style:font-name-complex="Times New Roman"/>
    </style:style>
    <style:style style:name="T9_230" style:family="text">
      <style:text-properties style:font-name="Times New Roman" style:font-name-asian="Times New Roman" style:font-name-complex="Times New Roman"/>
    </style:style>
    <style:style style:name="T9_231" style:family="text">
      <style:text-properties style:font-name="Times New Roman" style:font-name-asian="Times New Roman" style:font-name-complex="Times New Roman"/>
    </style:style>
    <style:style style:name="T9_232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38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38%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38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7" style:family="text"/>
    <style:style style:name="T1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9" style:family="text"/>
    <style:style style:name="T1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1" style:family="text"/>
    <style:style style:name="T1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3" style:family="text"/>
    <style:style style:name="T1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5" style:family="text"/>
    <style:style style:name="T1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7" style:family="text"/>
    <style:style style:name="T1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9" style:family="text"/>
    <style:style style:name="T12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21" style:family="text"/>
    <style:style style:name="T12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23" style:family="text"/>
    <style:style style:name="T12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text-align="justify" fo:break-before="auto" fo:line-height="138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/>
    <style:style style:name="T1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5" style:family="text"/>
    <style:style style:name="T1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7" style:family="text"/>
    <style:style style:name="T1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9" style:family="text"/>
    <style:style style:name="T1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1" style:family="text"/>
    <style:style style:name="T1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3" style:family="text"/>
    <style:style style:name="T1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5" style:family="text"/>
    <style:style style:name="T1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7" style:family="text"/>
    <style:style style:name="T1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9" style:family="text"/>
    <style:style style:name="T1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21" style:family="text"/>
    <style:style style:name="T13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23" style:family="text"/>
    <style:style style:name="T13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25" style:family="text"/>
    <style:style style:name="T13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27" style:family="text"/>
    <style:style style:name="T13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29" style:family="text"/>
    <style:style style:name="T13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31" style:family="text"/>
    <style:style style:name="T13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33" style:family="text"/>
    <style:style style:name="T13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35" style:family="text"/>
    <style:style style:name="T13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37" style:family="text"/>
    <style:style style:name="T13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39" style:family="text"/>
    <style:style style:name="T13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41" style:family="text"/>
    <style:style style:name="T13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43" style:family="text"/>
    <style:style style:name="T13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45" style:family="text"/>
    <style:style style:name="T13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47" style:family="text"/>
    <style:style style:name="T13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49" style:family="text"/>
    <style:style style:name="T13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51" style:family="text"/>
    <style:style style:name="T13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53" style:family="text"/>
    <style:style style:name="T13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55" style:family="text"/>
    <style:style style:name="T13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57" style:family="text"/>
    <style:style style:name="T13_5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</office:automatic-styles>
  <office:body>
    <office:text>
      <text:p text:style-name="P1"><text:span text:style-name="T1_1">Kwiat</text:span><text:span text:style-name="T1_2"><text:s/></text:span><text:span text:style-name="T1_3">Paproci</text:span></text:p>
      <text:p text:style-name="P2"><text:span text:style-name="T2_1">[</text:span><text:span text:style-name="T2_2">Oneshot</text:span><text:span text:style-name="T2_3">][</text:span><text:span text:style-name="T2_4">Fantasy</text:span><text:span text:style-name="T2_5">][</text:span><text:span text:style-name="T2_6">Slice</text:span><text:span text:style-name="T2_7"><text:s/></text:span><text:span text:style-name="T2_8">of</text:span><text:span text:style-name="T2_9"><text:s/></text:span><text:span text:style-name="T2_10">Life</text:span><text:span text:style-name="T2_11">]</text:span></text:p>
      <text:p text:style-name="P3"><text:span text:style-name="T3_1">Autor</text:span><text:span text:style-name="T3_2">:<text:s/></text:span><text:span text:style-name="T3_3">Cahan</text:span></text:p>
      <text:p text:style-name="P4"><text:span text:style-name="T4_1">Link</text:span><text:span text:style-name="T4_2"><text:s/></text:span><text:span text:style-name="T4_3">do</text:span><text:span text:style-name="T4_4"><text:s/></text:span><text:span text:style-name="T4_5">fanfika</text:span><text:span text:style-name="T4_6">:<text:s/></text:span><text:span text:style-name="T4_7"><text:a xlink:type="simple" xlink:href="https://docs.google.com/document/d/1Z30kDJXgXUzSyfxZZP6ACCd-MueT3CIUuUSmMZOVUD4/edit"><text:span text:style-name="T4_8">Tutaj</text:span></text:a></text:span></text:p>
      <text:p text:style-name="P5"/>
      <text:p text:style-name="P6"><text:span text:style-name="T6_1">“</text:span><text:span text:style-name="T6_2">Kwiat</text:span><text:span text:style-name="T6_3"><text:s/></text:span><text:span text:style-name="T6_4">Paproci</text:span><text:span text:style-name="T6_5">”<text:s/></text:span><text:span text:style-name="T6_6">to</text:span><text:span text:style-name="T6_7"><text:s/></text:span><text:span text:style-name="T6_8">jeden</text:span><text:span text:style-name="T6_9"><text:s/></text:span><text:span text:style-name="T6_10">z</text:span><text:span text:style-name="T6_11"><text:s/></text:span><text:span text:style-name="T6_12">moim</text:span><text:span text:style-name="T6_13"><text:s/></text:span><text:span text:style-name="T6_14">zdaniem</text:span><text:span text:style-name="T6_15"><text:s/></text:span><text:span text:style-name="T6_16">niedocenionej</text:span><text:span text:style-name="T6_17"><text:s/></text:span><text:span text:style-name="T6_18">serii</text:span><text:span text:style-name="T6_19"><text:s/>“</text:span><text:span text:style-name="T6_20">pogańskich</text:span><text:span text:style-name="T6_21">”<text:s/></text:span><text:span text:style-name="T6_22">opowiadań</text:span><text:span text:style-name="T6_23"><text:s/></text:span><text:span text:style-name="T6_24">autorstwa</text:span><text:span text:style-name="T6_25"><text:s/></text:span><text:span text:style-name="T6_26">Cahan</text:span><text:span text:style-name="T6_27">.<text:s/></text:span><text:span text:style-name="T6_28">Cała</text:span><text:span text:style-name="T6_29"><text:s/></text:span><text:span text:style-name="T6_30">seria</text:span><text:span text:style-name="T6_31"><text:s/></text:span><text:span text:style-name="T6_32">dotyka</text:span><text:span text:style-name="T6_33"><text:s/></text:span><text:span text:style-name="T6_34">tematów</text:span><text:span text:style-name="T6_35"><text:s/></text:span><text:span text:style-name="T6_36">rzadko</text:span><text:span text:style-name="T6_37"><text:s/></text:span><text:span text:style-name="T6_38">podejmowanych</text:span><text:span text:style-name="T6_39"><text:s/></text:span><text:span text:style-name="T6_40">w</text:span><text:span text:style-name="T6_41"><text:s/></text:span><text:span text:style-name="T6_42">fanfikach</text:span><text:span text:style-name="T6_43">:<text:s/></text:span><text:span text:style-name="T6_44">znajdziemy</text:span><text:span text:style-name="T6_45"><text:s/></text:span><text:span text:style-name="T6_46">w</text:span><text:span text:style-name="T6_47"><text:s/></text:span><text:span text:style-name="T6_48">niej</text:span><text:span text:style-name="T6_49"><text:s/></text:span><text:span text:style-name="T6_50">nawiązania</text:span><text:span text:style-name="T6_51"><text:s/></text:span><text:span text:style-name="T6_52">do</text:span><text:span text:style-name="T6_53"><text:s/></text:span><text:span text:style-name="T6_54">dawnych</text:span><text:span text:style-name="T6_55"><text:s/></text:span><text:span text:style-name="T6_56">tradycji</text:span><text:span text:style-name="T6_57"><text:s/></text:span><text:span text:style-name="T6_58">ludowych</text:span><text:span text:style-name="T6_59"><text:s/></text:span><text:span text:style-name="T6_60">i</text:span><text:span text:style-name="T6_61"><text:s/></text:span><text:span text:style-name="T6_62">rozważania</text:span><text:span text:style-name="T6_63"><text:s/></text:span><text:span text:style-name="T6_64">o</text:span><text:span text:style-name="T6_65"><text:s/></text:span><text:span text:style-name="T6_66">wartości</text:span><text:span text:style-name="T6_67"><text:s/></text:span><text:span text:style-name="T6_68">tych</text:span><text:span text:style-name="T6_69"><text:s/></text:span><text:span text:style-name="T6_70">tradycji</text:span><text:span text:style-name="T6_71">,<text:s/></text:span><text:span text:style-name="T6_72">sensie</text:span><text:span text:style-name="T6_73"><text:s/></text:span><text:span text:style-name="T6_74">ich</text:span><text:span text:style-name="T6_75"><text:s/></text:span><text:span text:style-name="T6_76">podtrzymywania</text:span><text:span text:style-name="T6_77">,<text:s/></text:span><text:span text:style-name="T6_78">czy</text:span><text:span text:style-name="T6_79"><text:s/></text:span><text:span text:style-name="T6_80">nawet</text:span><text:span text:style-name="T6_81"><text:s/></text:span><text:span text:style-name="T6_82">o</text:span><text:span text:style-name="T6_83"><text:s/></text:span><text:span text:style-name="T6_84">tym</text:span><text:span text:style-name="T6_85">,<text:s/></text:span><text:span text:style-name="T6_86">jak</text:span><text:span text:style-name="T6_87"><text:s/></text:span><text:span text:style-name="T6_88">nadać</text:span><text:span text:style-name="T6_89"><text:s/></text:span><text:span text:style-name="T6_90">znaczenie</text:span><text:span text:style-name="T6_91"><text:s/></text:span><text:span text:style-name="T6_92">życiu</text:span><text:span text:style-name="T6_93">.<text:s/></text:span><text:span text:style-name="T6_94">Krótko</text:span><text:span text:style-name="T6_95"><text:s/></text:span><text:span text:style-name="T6_96">mówiąc</text:span><text:span text:style-name="T6_97">,<text:s/></text:span><text:span text:style-name="T6_98">odrobina</text:span><text:span text:style-name="T6_99"><text:s/></text:span><text:span text:style-name="T6_100">filozofii</text:span><text:span text:style-name="T6_101"><text:s/></text:span><text:span text:style-name="T6_102">oraz</text:span><text:span text:style-name="T6_103"><text:s/></text:span><text:span text:style-name="T6_104">klimat</text:span><text:span text:style-name="T6_105"><text:s/></text:span><text:span text:style-name="T6_106">przedwiecznych</text:span><text:span text:style-name="T6_107"><text:s/></text:span><text:span text:style-name="T6_108">obrzędów</text:span><text:span text:style-name="T6_109"><text:s/></text:span><text:span text:style-name="T6_110">i</text:span><text:span text:style-name="T6_111"><text:s/></text:span><text:span text:style-name="T6_112">tajemnic</text:span><text:span text:style-name="T6_113">.</text:span></text:p>
      <text:p text:style-name="P7"/>
      <text:p text:style-name="P8"><text:span text:style-name="T8_1">Opowiadanie</text:span><text:span text:style-name="T8_2"><text:s/></text:span><text:span text:style-name="T8_3">opisuje</text:span><text:span text:style-name="T8_4"><text:s/></text:span><text:span text:style-name="T8_5">święto</text:span><text:span text:style-name="T8_6"><text:s/></text:span><text:span text:style-name="T8_7">Letniego</text:span><text:span text:style-name="T8_8"><text:s/></text:span><text:span text:style-name="T8_9">Przesilenia</text:span><text:span text:style-name="T8_10">,<text:s/></text:span><text:span text:style-name="T8_11">którego</text:span><text:span text:style-name="T8_12"><text:s/></text:span><text:span text:style-name="T8_13">obchody</text:span><text:span text:style-name="T8_14"><text:s/></text:span><text:span text:style-name="T8_15">są</text:span><text:span text:style-name="T8_16"><text:s/></text:span><text:span text:style-name="T8_17">wzorowane</text:span><text:span text:style-name="T8_18"><text:s/></text:span><text:span text:style-name="T8_19">na</text:span><text:span text:style-name="T8_20"><text:s/></text:span><text:span text:style-name="T8_21">Nocy</text:span><text:span text:style-name="T8_22"><text:s/></text:span><text:span text:style-name="T8_23">Kupały</text:span><text:span text:style-name="T8_24">,<text:s/></text:span><text:span text:style-name="T8_25">z</text:span><text:span text:style-name="T8_26"><text:s/></text:span><text:span text:style-name="T8_27">perspektywy</text:span><text:span text:style-name="T8_28"><text:s/></text:span><text:span text:style-name="T8_29">Isleen</text:span><text:span text:style-name="T8_30">,<text:s/></text:span><text:span text:style-name="T8_31">kapłanki</text:span><text:span text:style-name="T8_32">,<text:s/></text:span><text:span text:style-name="T8_33">a</text:span><text:span text:style-name="T8_34"><text:s/></text:span><text:span text:style-name="T8_35">właściwie</text:span><text:span text:style-name="T8_36"><text:s/></text:span><text:span text:style-name="T8_37">Wiedzącej</text:span><text:span text:style-name="T8_38">,<text:s/></text:span><text:span text:style-name="T8_39">która</text:span><text:span text:style-name="T8_40"><text:s/></text:span><text:span text:style-name="T8_41">przewodniczy</text:span><text:span text:style-name="T8_42"><text:s/></text:span><text:span text:style-name="T8_43">obrzędom</text:span><text:span text:style-name="T8_44">.<text:s text:c="2"/></text:span><text:span text:style-name="T8_45">Pozornie</text:span><text:span text:style-name="T8_46">,<text:s/></text:span><text:span text:style-name="T8_47">jak</text:span><text:span text:style-name="T8_48"><text:s/></text:span><text:span text:style-name="T8_49">na</text:span><text:span text:style-name="T8_50"><text:s/></text:span><text:span text:style-name="T8_51">dwanaście</text:span><text:span text:style-name="T8_52"><text:s/></text:span><text:span text:style-name="T8_53">stron</text:span><text:span text:style-name="T8_54">,<text:s/></text:span><text:span text:style-name="T8_55">w</text:span><text:span text:style-name="T8_56"><text:s/></text:span><text:span text:style-name="T8_57">opowiadaniu</text:span><text:span text:style-name="T8_58"><text:s/></text:span><text:span text:style-name="T8_59">nie</text:span><text:span text:style-name="T8_60"><text:s/></text:span><text:span text:style-name="T8_61">dzieje</text:span><text:span text:style-name="T8_62"><text:s/></text:span><text:span text:style-name="T8_63">się</text:span><text:span text:style-name="T8_64"><text:s/></text:span><text:span text:style-name="T8_65">wiele</text:span><text:span text:style-name="T8_66">,<text:s/></text:span><text:span text:style-name="T8_67">gdyż</text:span><text:span text:style-name="T8_68"><text:s/></text:span><text:span text:style-name="T8_69">składa</text:span><text:span text:style-name="T8_70"><text:s/></text:span><text:span text:style-name="T8_71">się</text:span><text:span text:style-name="T8_72"><text:s/></text:span><text:span text:style-name="T8_73">ono</text:span><text:span text:style-name="T8_74"><text:s/></text:span><text:span text:style-name="T8_75">po</text:span><text:span text:style-name="T8_76"><text:s/></text:span><text:span text:style-name="T8_77">prostu</text:span><text:span text:style-name="T8_78"><text:s/></text:span><text:span text:style-name="T8_79">z</text:span><text:span text:style-name="T8_80"><text:s/></text:span><text:span text:style-name="T8_81">opisu</text:span><text:span text:style-name="T8_82"><text:s/></text:span><text:span text:style-name="T8_83">ceremonii</text:span><text:span text:style-name="T8_84"><text:s/></text:span><text:span text:style-name="T8_85">otwarcia</text:span><text:span text:style-name="T8_86"><text:s/></text:span><text:span text:style-name="T8_87">uroczystości</text:span><text:span text:style-name="T8_88">,<text:s/></text:span><text:span text:style-name="T8_89">po</text:span><text:span text:style-name="T8_90"><text:s/></text:span><text:span text:style-name="T8_91">którym</text:span><text:span text:style-name="T8_92"><text:s/></text:span><text:span text:style-name="T8_93">następuje</text:span><text:span text:style-name="T8_94"><text:s/></text:span><text:span text:style-name="T8_95">część</text:span><text:span text:style-name="T8_96">,<text:s/></text:span><text:span text:style-name="T8_97">gdzie</text:span><text:span text:style-name="T8_98"><text:s/></text:span><text:span text:style-name="T8_99">wieśniacy</text:span><text:span text:style-name="T8_100"><text:s/></text:span><text:span text:style-name="T8_101">zanoszą</text:span><text:span text:style-name="T8_102"><text:s/></text:span><text:span text:style-name="T8_103">swoje</text:span><text:span text:style-name="T8_104"><text:s/></text:span><text:span text:style-name="T8_105">prośby</text:span><text:span text:style-name="T8_106"><text:s/></text:span><text:span text:style-name="T8_107">do</text:span><text:span text:style-name="T8_108"><text:s/></text:span><text:span text:style-name="T8_109">Bogini</text:span><text:span text:style-name="T8_110"><text:s/></text:span><text:span text:style-name="T8_111">i</text:span><text:span text:style-name="T8_112"><text:s/></text:span><text:span text:style-name="T8_113">zakończenia</text:span><text:span text:style-name="T8_114">,<text:s/></text:span><text:span text:style-name="T8_115">do</text:span><text:span text:style-name="T8_116"><text:s/></text:span><text:span text:style-name="T8_117">którego</text:span><text:span text:style-name="T8_118"><text:s/></text:span><text:span text:style-name="T8_119">jeszcze</text:span><text:span text:style-name="T8_120"><text:s/></text:span><text:span text:style-name="T8_121">wrócę</text:span><text:span text:style-name="T8_122">.<text:s/></text:span><text:span text:style-name="T8_123">Jednakże</text:span><text:span text:style-name="T8_124"><text:s/></text:span><text:span text:style-name="T8_125">nie</text:span><text:span text:style-name="T8_126"><text:s/></text:span><text:span text:style-name="T8_127">ma</text:span><text:span text:style-name="T8_128"><text:s/></text:span><text:span text:style-name="T8_129">mowy</text:span><text:span text:style-name="T8_130">,<text:s/></text:span><text:span text:style-name="T8_131">aby</text:span><text:span text:style-name="T8_132"><text:s/></text:span><text:span text:style-name="T8_133">czytelnik</text:span><text:span text:style-name="T8_134"><text:s/></text:span><text:span text:style-name="T8_135">się</text:span><text:span text:style-name="T8_136"><text:s/></text:span><text:span text:style-name="T8_137">nudził</text:span><text:span text:style-name="T8_138">.<text:s/></text:span><text:span text:style-name="T8_139">Znaczną</text:span><text:span text:style-name="T8_140"><text:s/></text:span><text:span text:style-name="T8_141">część</text:span><text:span text:style-name="T8_142"><text:s/></text:span><text:span text:style-name="T8_143">tekstu</text:span><text:span text:style-name="T8_144"><text:s/></text:span><text:span text:style-name="T8_145">stanowią</text:span><text:span text:style-name="T8_146"><text:s/></text:span><text:span text:style-name="T8_147">wspomnienia</text:span><text:span text:style-name="T8_148"><text:s/></text:span><text:span text:style-name="T8_149">i</text:span><text:span text:style-name="T8_150"><text:s/></text:span><text:span text:style-name="T8_151">refleksje</text:span><text:span text:style-name="T8_152"><text:s/></text:span><text:span text:style-name="T8_153">głównej</text:span><text:span text:style-name="T8_154"><text:s/></text:span><text:span text:style-name="T8_155">bohaterki</text:span><text:span text:style-name="T8_156">,<text:s/></text:span><text:span text:style-name="T8_157">w</text:span><text:span text:style-name="T8_158"><text:s/></text:span><text:span text:style-name="T8_159">których</text:span><text:span text:style-name="T8_160"><text:s/></text:span><text:span text:style-name="T8_161">rozważa</text:span><text:span text:style-name="T8_162"><text:s/></text:span><text:span text:style-name="T8_163">ona</text:span><text:span text:style-name="T8_164"><text:s/></text:span><text:span text:style-name="T8_165">swoją</text:span><text:span text:style-name="T8_166"><text:s/></text:span><text:span text:style-name="T8_167">drogę</text:span><text:span text:style-name="T8_168"><text:s/></text:span><text:span text:style-name="T8_169">do</text:span><text:span text:style-name="T8_170"><text:s/></text:span><text:span text:style-name="T8_171">zostania</text:span><text:span text:style-name="T8_172"><text:s/></text:span><text:span text:style-name="T8_173">Wiedzącą</text:span><text:span text:style-name="T8_174"><text:s/></text:span><text:span text:style-name="T8_175">i</text:span><text:span text:style-name="T8_176"><text:s/></text:span><text:span text:style-name="T8_177">to</text:span><text:span text:style-name="T8_178">,<text:s/></text:span><text:span text:style-name="T8_179">jak</text:span><text:span text:style-name="T8_180"><text:s/></text:span><text:span text:style-name="T8_181">jej</text:span><text:span text:style-name="T8_182"><text:s/></text:span><text:span text:style-name="T8_183">rola</text:span><text:span text:style-name="T8_184"><text:s/></text:span><text:span text:style-name="T8_185">w</text:span><text:span text:style-name="T8_186"><text:s/></text:span><text:span text:style-name="T8_187">grupie</text:span><text:span text:style-name="T8_188"><text:s/></text:span><text:span text:style-name="T8_189">wpłynęła</text:span><text:span text:style-name="T8_190"><text:s/></text:span><text:span text:style-name="T8_191">na</text:span><text:span text:style-name="T8_192"><text:s/></text:span><text:span text:style-name="T8_193">jej</text:span><text:span text:style-name="T8_194"><text:s/></text:span><text:span text:style-name="T8_195">relacje</text:span><text:span text:style-name="T8_196"><text:s/></text:span><text:span text:style-name="T8_197">z</text:span><text:span text:style-name="T8_198"><text:s/></text:span><text:span text:style-name="T8_199">innymi</text:span><text:span text:style-name="T8_200"><text:s/></text:span><text:span text:style-name="T8_201">kucami</text:span><text:span text:style-name="T8_202">.<text:s/></text:span><text:span text:style-name="T8_203">Przemyślenia</text:span><text:span text:style-name="T8_204"><text:s/></text:span><text:span text:style-name="T8_205">Isleen</text:span><text:span text:style-name="T8_206"><text:s/></text:span><text:span text:style-name="T8_207">dostarczają</text:span><text:span text:style-name="T8_208"><text:s/></text:span><text:span text:style-name="T8_209">nieco</text:span><text:span text:style-name="T8_210"><text:s/></text:span><text:span text:style-name="T8_211">informacji</text:span><text:span text:style-name="T8_212"><text:s/></text:span><text:span text:style-name="T8_213">o</text:span><text:span text:style-name="T8_214"><text:s/></text:span><text:span text:style-name="T8_215">miejscu</text:span><text:span text:style-name="T8_216"><text:s/></text:span><text:span text:style-name="T8_217">pogańskiego</text:span><text:span text:style-name="T8_218"><text:s/></text:span><text:span text:style-name="T8_219">kultu</text:span><text:span text:style-name="T8_220"><text:s/></text:span><text:span text:style-name="T8_221">w</text:span><text:span text:style-name="T8_222"><text:s/></text:span><text:span text:style-name="T8_223">przedstawionym</text:span><text:span text:style-name="T8_224"><text:s/></text:span><text:span text:style-name="T8_225">świecie</text:span><text:span text:style-name="T8_226">,<text:s/></text:span><text:span text:style-name="T8_227">ukazana</text:span><text:span text:style-name="T8_228"><text:s/></text:span><text:span text:style-name="T8_229">jest</text:span><text:span text:style-name="T8_230"><text:s/></text:span><text:span text:style-name="T8_231">też</text:span><text:span text:style-name="T8_232"><text:s/></text:span><text:span text:style-name="T8_233">różnica</text:span><text:span text:style-name="T8_234"><text:s/></text:span><text:span text:style-name="T8_235">w</text:span><text:span text:style-name="T8_236"><text:s/></text:span><text:span text:style-name="T8_237">podejściu</text:span><text:span text:style-name="T8_238"><text:s/></text:span><text:span text:style-name="T8_239">do</text:span><text:span text:style-name="T8_240"><text:s/></text:span><text:span text:style-name="T8_241">wiary</text:span><text:span text:style-name="T8_242"><text:s/></text:span><text:span text:style-name="T8_243">między</text:span><text:span text:style-name="T8_244"><text:s/></text:span><text:span text:style-name="T8_245">Wiedzącą</text:span><text:span text:style-name="T8_246"><text:s/></text:span><text:span text:style-name="T8_247">a</text:span><text:span text:style-name="T8_248"><text:s/></text:span><text:span text:style-name="T8_249">prostymi</text:span><text:span text:style-name="T8_250"><text:s/></text:span><text:span text:style-name="T8_251">kucykami</text:span><text:span text:style-name="T8_252">.</text:span></text:p>
      <text:p text:style-name="P9"><text:span text:style-name="T9_1">Dominującym</text:span><text:span text:style-name="T9_2"><text:s/></text:span><text:span text:style-name="T9_3">motywem</text:span><text:span text:style-name="T9_4"><text:s/></text:span><text:span text:style-name="T9_5">jest</text:span><text:span text:style-name="T9_6"><text:s/></text:span><text:span text:style-name="T9_7">jednak</text:span><text:span text:style-name="T9_8"><text:s/></text:span><text:span text:style-name="T9_9">samotność</text:span><text:span text:style-name="T9_10"><text:s/></text:span><text:span text:style-name="T9_11">i</text:span><text:span text:style-name="T9_12"><text:s/></text:span><text:span text:style-name="T9_13">wyobcowanie</text:span><text:span text:style-name="T9_14"><text:s/></text:span><text:span text:style-name="T9_15">kapłanki</text:span><text:span text:style-name="T9_16">.<text:s/></text:span><text:span text:style-name="T9_17">Isleen</text:span><text:span text:style-name="T9_18">,<text:s/></text:span><text:span text:style-name="T9_19">będąc</text:span><text:span text:style-name="T9_20"><text:s/></text:span><text:span text:style-name="T9_21">tą</text:span><text:span text:style-name="T9_22">,<text:s/></text:span><text:span text:style-name="T9_23">przez</text:span><text:span text:style-name="T9_24"><text:s/></text:span><text:span text:style-name="T9_25">którą</text:span><text:span text:style-name="T9_26"><text:s/></text:span><text:span text:style-name="T9_27">przemawia</text:span><text:span text:style-name="T9_28"><text:s/></text:span><text:span text:style-name="T9_29">sama</text:span><text:span text:style-name="T9_30"><text:s/></text:span><text:span text:style-name="T9_31">Bogini</text:span><text:span text:style-name="T9_32">,<text:s/></text:span><text:span text:style-name="T9_33">jest</text:span><text:span text:style-name="T9_34"><text:s/></text:span><text:span text:style-name="T9_35">traktowana</text:span><text:span text:style-name="T9_36"><text:s/></text:span><text:span text:style-name="T9_37">przez</text:span><text:span text:style-name="T9_38"><text:s/></text:span><text:span text:style-name="T9_39">swoją</text:span><text:span text:style-name="T9_40"><text:s/></text:span><text:span text:style-name="T9_41">społeczność</text:span><text:span text:style-name="T9_42"><text:s/></text:span><text:span text:style-name="T9_43">z</text:span><text:span text:style-name="T9_44"><text:s/></text:span><text:span text:style-name="T9_45">szacunkiem</text:span><text:span text:style-name="T9_46">,<text:s/></text:span><text:span text:style-name="T9_47">ale</text:span><text:span text:style-name="T9_48"><text:s/></text:span><text:span text:style-name="T9_49">też</text:span><text:span text:style-name="T9_50"><text:s/></text:span><text:span text:style-name="T9_51">z</text:span><text:span text:style-name="T9_52"><text:s/></text:span><text:span text:style-name="T9_53">dystansem</text:span><text:span text:style-name="T9_54"><text:s/></text:span><text:span text:style-name="T9_55">i</text:span><text:span text:style-name="T9_56"><text:s/></text:span><text:span text:style-name="T9_57">w</text:span><text:span text:style-name="T9_58"><text:s/></text:span><text:span text:style-name="T9_59">taką</text:span><text:span text:style-name="T9_60"><text:s/></text:span><text:span text:style-name="T9_61">noc</text:span><text:span text:style-name="T9_62"><text:s/></text:span><text:span text:style-name="T9_63">jak</text:span><text:span text:style-name="T9_64"><text:s/></text:span><text:span text:style-name="T9_65">noc</text:span><text:span text:style-name="T9_66"><text:s/></text:span><text:span text:style-name="T9_67">Przesilenia</text:span><text:span text:style-name="T9_68">,<text:s/></text:span><text:span text:style-name="T9_69">gdy</text:span><text:span text:style-name="T9_70"><text:s/></text:span><text:span text:style-name="T9_71">inne</text:span><text:span text:style-name="T9_72"><text:s/></text:span><text:span text:style-name="T9_73">kucyki</text:span><text:span text:style-name="T9_74"><text:s/></text:span><text:span text:style-name="T9_75">bawią</text:span><text:span text:style-name="T9_76"><text:s/></text:span><text:span text:style-name="T9_77">się</text:span><text:span text:style-name="T9_78"><text:s/></text:span><text:span text:style-name="T9_79">i</text:span><text:span text:style-name="T9_80"><text:s/></text:span><text:span text:style-name="T9_81">radują</text:span><text:span text:style-name="T9_82">,<text:s/></text:span><text:span text:style-name="T9_83">ten</text:span><text:span text:style-name="T9_84"><text:s/></text:span><text:span text:style-name="T9_85">dystans</text:span><text:span text:style-name="T9_86"><text:s/></text:span><text:span text:style-name="T9_87">zaczyna</text:span><text:span text:style-name="T9_88"><text:s/></text:span><text:span text:style-name="T9_89">ją</text:span><text:span text:style-name="T9_90"><text:s/></text:span><text:span text:style-name="T9_91">uwierać</text:span><text:span text:style-name="T9_92">.<text:s/></text:span><text:span text:style-name="T9_93">Tu</text:span><text:span text:style-name="T9_94"><text:s/></text:span><text:span text:style-name="T9_95">docieramy</text:span><text:span text:style-name="T9_96"><text:s/></text:span><text:span text:style-name="T9_97">do</text:span><text:span text:style-name="T9_98"><text:s/></text:span><text:span text:style-name="T9_99">zakończenia</text:span><text:span text:style-name="T9_100">,<text:s/></text:span><text:span text:style-name="T9_101">które</text:span><text:span text:style-name="T9_102"><text:s/></text:span><text:span text:style-name="T9_103">jest</text:span><text:span text:style-name="T9_104"><text:s/></text:span><text:span text:style-name="T9_105">moim</text:span><text:span text:style-name="T9_106"><text:s/></text:span><text:span text:style-name="T9_107">zdaniem</text:span><text:span text:style-name="T9_108"><text:s/></text:span><text:span text:style-name="T9_109">najmocniejszym</text:span><text:span text:style-name="T9_110"><text:s/></text:span><text:span text:style-name="T9_111">punktem</text:span><text:span text:style-name="T9_112"><text:s/></text:span><text:span text:style-name="T9_113">opowiadania</text:span><text:span text:style-name="T9_114">.<text:s/></text:span><text:span text:style-name="T9_115">Isleen</text:span><text:span text:style-name="T9_116"><text:s/></text:span><text:span text:style-name="T9_117">dostaje</text:span><text:span text:style-name="T9_118"><text:s/></text:span><text:span text:style-name="T9_119">pewną</text:span><text:span text:style-name="T9_120"><text:s/></text:span><text:span text:style-name="T9_121">szansę</text:span><text:span text:style-name="T9_122">,<text:s/></text:span><text:span text:style-name="T9_123">musi</text:span><text:span text:style-name="T9_124"><text:s/></text:span><text:span text:style-name="T9_125">tylko</text:span><text:span text:style-name="T9_126"><text:s/></text:span><text:span text:style-name="T9_127">odpowiedzieć</text:span><text:span text:style-name="T9_128"><text:s/></text:span><text:span text:style-name="T9_129">sobie</text:span><text:span text:style-name="T9_130"><text:s/></text:span><text:span text:style-name="T9_131">na</text:span><text:span text:style-name="T9_132"><text:s/></text:span><text:span text:style-name="T9_133">pytanie</text:span><text:span text:style-name="T9_134">,<text:s/></text:span><text:span text:style-name="T9_135">czego</text:span><text:span text:style-name="T9_136"><text:s/></text:span><text:span text:style-name="T9_137">naprawdę</text:span><text:span text:style-name="T9_138"><text:s/></text:span><text:span text:style-name="T9_139">chce</text:span><text:span text:style-name="T9_140"><text:s/></text:span><text:span text:style-name="T9_141">i</text:span><text:span text:style-name="T9_142"><text:s/></text:span><text:span text:style-name="T9_143">co</text:span><text:span text:style-name="T9_144"><text:s/></text:span><text:span text:style-name="T9_145">może</text:span><text:span text:style-name="T9_146"><text:s/></text:span><text:span text:style-name="T9_147">dać</text:span><text:span text:style-name="T9_148"><text:s/></text:span><text:span text:style-name="T9_149">jej</text:span><text:span text:style-name="T9_150"><text:s/></text:span><text:span text:style-name="T9_151">szczęście</text:span><text:span text:style-name="T9_152">,<text:s/></text:span><text:span text:style-name="T9_153">a</text:span><text:span text:style-name="T9_154"><text:s/></text:span><text:span text:style-name="T9_155">przy</text:span><text:span text:style-name="T9_156"><text:s/></text:span><text:span text:style-name="T9_157">okazji</text:span><text:span text:style-name="T9_158"><text:s/></text:span><text:span text:style-name="T9_159">zrozumieć</text:span><text:span text:style-name="T9_160"><text:s/></text:span><text:span text:style-name="T9_161">prawdziwy</text:span><text:span text:style-name="T9_162"><text:s/></text:span><text:span text:style-name="T9_163">sens</text:span><text:span text:style-name="T9_164"><text:s/></text:span><text:span text:style-name="T9_165">święta</text:span><text:span text:style-name="T9_166"><text:s/></text:span><text:span text:style-name="T9_167">Przesilenia</text:span><text:span text:style-name="T9_168">.<text:s/></text:span><text:span text:style-name="T9_169">Ta</text:span><text:span text:style-name="T9_170"><text:s/></text:span><text:span text:style-name="T9_171">część</text:span><text:span text:style-name="T9_172"><text:s/></text:span><text:span text:style-name="T9_173">opowiadania</text:span><text:span text:style-name="T9_174"><text:s/></text:span><text:span text:style-name="T9_175">spodobała</text:span><text:span text:style-name="T9_176"><text:s/></text:span><text:span text:style-name="T9_177">mi</text:span><text:span text:style-name="T9_178"><text:s/></text:span><text:span text:style-name="T9_179">się</text:span><text:span text:style-name="T9_180"><text:s/></text:span><text:span text:style-name="T9_181">jako</text:span><text:span text:style-name="T9_182"><text:s/></text:span><text:span text:style-name="T9_183">bardzo</text:span><text:span text:style-name="T9_184"><text:s/></text:span><text:span text:style-name="T9_185">życiowa</text:span><text:span text:style-name="T9_186"><text:s/></text:span><text:span text:style-name="T9_187">i</text:span><text:span text:style-name="T9_188"><text:s/></text:span><text:span text:style-name="T9_189">uważam</text:span><text:span text:style-name="T9_190"><text:s/></text:span><text:span text:style-name="T9_191">ją</text:span><text:span text:style-name="T9_192"><text:s/></text:span><text:span text:style-name="T9_193">za</text:span><text:span text:style-name="T9_194"><text:s/></text:span><text:span text:style-name="T9_195">jego</text:span><text:span text:style-name="T9_196"><text:s/></text:span><text:span text:style-name="T9_197">najmocniejszy</text:span><text:span text:style-name="T9_198"><text:s/></text:span><text:span text:style-name="T9_199">punkt</text:span><text:span text:style-name="T9_200">.<text:s/></text:span><text:span text:style-name="T9_201">Okazuje</text:span><text:span text:style-name="T9_202"><text:s/></text:span><text:span text:style-name="T9_203">się</text:span><text:span text:style-name="T9_204">,<text:s/></text:span><text:span text:style-name="T9_205">że</text:span><text:span text:style-name="T9_206"><text:s/></text:span><text:span text:style-name="T9_207">tradycja</text:span><text:span text:style-name="T9_208"><text:s/></text:span><text:span text:style-name="T9_209">szukania</text:span><text:span text:style-name="T9_210"><text:s/></text:span><text:span text:style-name="T9_211">kwiatu</text:span><text:span text:style-name="T9_212"><text:s/></text:span><text:span text:style-name="T9_213">paproci</text:span><text:span text:style-name="T9_214"><text:s/></text:span><text:span text:style-name="T9_215">może</text:span><text:span text:style-name="T9_216"><text:s/></text:span><text:span text:style-name="T9_217">być</text:span><text:span text:style-name="T9_218"><text:s/></text:span><text:span text:style-name="T9_219">czymś</text:span><text:span text:style-name="T9_220"><text:s/></text:span><text:span text:style-name="T9_221">całkiem</text:span><text:span text:style-name="T9_222"><text:s/></text:span><text:span text:style-name="T9_223">uroczym</text:span><text:span text:style-name="T9_224">,<text:s/></text:span><text:span text:style-name="T9_225">jeśli</text:span><text:span text:style-name="T9_226"><text:s/></text:span><text:span text:style-name="T9_227">odpowiednio</text:span><text:span text:style-name="T9_228"><text:s/></text:span><text:span text:style-name="T9_229">ją</text:span><text:span text:style-name="T9_230"><text:s/></text:span><text:span text:style-name="T9_231">zinterpretować</text:span><text:span text:style-name="T9_232">.</text:span></text:p>
      <text:p text:style-name="P10"><text:span text:style-name="T10_1">Poza</text:span><text:span text:style-name="T10_2"><text:s/></text:span><text:span text:style-name="T10_3">odrobiną</text:span><text:span text:style-name="T10_4"><text:s/></text:span><text:span text:style-name="T10_5">filozofii</text:span><text:span text:style-name="T10_6"><text:s/></text:span><text:span text:style-name="T10_7">i</text:span><text:span text:style-name="T10_8"><text:s/></text:span><text:span text:style-name="T10_9">całkiem</text:span><text:span text:style-name="T10_10"><text:s/></text:span><text:span text:style-name="T10_11">przyjemnym</text:span><text:span text:style-name="T10_12"><text:s/></text:span><text:span text:style-name="T10_13">morałem</text:span><text:span text:style-name="T10_14"><text:s/></text:span><text:span text:style-name="T10_15">dostajemy</text:span><text:span text:style-name="T10_16"><text:s/></text:span><text:span text:style-name="T10_17">w</text:span><text:span text:style-name="T10_18"><text:s/></text:span><text:span text:style-name="T10_19">tym</text:span><text:span text:style-name="T10_20"><text:s/></text:span><text:span text:style-name="T10_21">opowiadaniu</text:span><text:span text:style-name="T10_22"><text:s/></text:span><text:span text:style-name="T10_23">również</text:span><text:span text:style-name="T10_24"><text:s/></text:span><text:span text:style-name="T10_25">plastyczny</text:span><text:span text:style-name="T10_26">,<text:s/></text:span><text:span text:style-name="T10_27">działający</text:span><text:span text:style-name="T10_28"><text:s/></text:span><text:span text:style-name="T10_29">na</text:span><text:span text:style-name="T10_30"><text:s/></text:span><text:span text:style-name="T10_31">wyobraźnię</text:span><text:span text:style-name="T10_32"><text:s/></text:span><text:span text:style-name="T10_33">opis</text:span><text:span text:style-name="T10_34"><text:s/></text:span><text:span text:style-name="T10_35">pogańskiego</text:span><text:span text:style-name="T10_36"><text:s/></text:span><text:span text:style-name="T10_37">święta</text:span><text:span text:style-name="T10_38">.<text:s/></text:span><text:span text:style-name="T10_39">Podoba</text:span><text:span text:style-name="T10_40"><text:s/></text:span><text:span text:style-name="T10_41">mi</text:span><text:span text:style-name="T10_42"><text:s/></text:span><text:span text:style-name="T10_43">się</text:span><text:span text:style-name="T10_44"><text:s/></text:span><text:span text:style-name="T10_45">również</text:span><text:span text:style-name="T10_46"><text:s/></text:span><text:span text:style-name="T10_47">przedstawienie</text:span><text:span text:style-name="T10_48"><text:s/></text:span><text:span text:style-name="T10_49">więzi</text:span><text:span text:style-name="T10_50"><text:s/></text:span><text:span text:style-name="T10_51">bohaterki</text:span><text:span text:style-name="T10_52"><text:s/></text:span><text:span text:style-name="T10_53">z</text:span><text:span text:style-name="T10_54"><text:s/></text:span><text:span text:style-name="T10_55">Boginią</text:span><text:span text:style-name="T10_56">.<text:s/></text:span><text:span text:style-name="T10_57">Fanfik</text:span><text:span text:style-name="T10_58"><text:s/></text:span><text:span text:style-name="T10_59">ma</text:span><text:span text:style-name="T10_60"><text:s/></text:span><text:span text:style-name="T10_61">wyrazisty</text:span><text:span text:style-name="T10_62"><text:s/></text:span><text:span text:style-name="T10_63">klimat</text:span><text:span text:style-name="T10_64"><text:s/></text:span><text:span text:style-name="T10_65">i</text:span><text:span text:style-name="T10_66"><text:s/></text:span><text:span text:style-name="T10_67">rozbudza</text:span><text:span text:style-name="T10_68"><text:s/></text:span><text:span text:style-name="T10_69">wyobraźnię</text:span><text:span text:style-name="T10_70">,<text:s/></text:span><text:span text:style-name="T10_71">a</text:span><text:span text:style-name="T10_72"><text:s/></text:span><text:span text:style-name="T10_73">przy</text:span><text:span text:style-name="T10_74"><text:s/></text:span><text:span text:style-name="T10_75">tym</text:span><text:span text:style-name="T10_76"><text:s/></text:span><text:span text:style-name="T10_77">od</text:span><text:span text:style-name="T10_78"><text:s/></text:span><text:span text:style-name="T10_79">strony</text:span><text:span text:style-name="T10_80"><text:s/></text:span><text:span text:style-name="T10_81">technicznej</text:span><text:span text:style-name="T10_82"><text:s/></text:span><text:span text:style-name="T10_83">nie</text:span><text:span text:style-name="T10_84"><text:s/></text:span><text:span text:style-name="T10_85">można</text:span><text:span text:style-name="T10_86"><text:s/></text:span><text:span text:style-name="T10_87">nic</text:span><text:span text:style-name="T10_88"><text:s/></text:span><text:span text:style-name="T10_89">mu</text:span><text:span text:style-name="T10_90"><text:s/></text:span><text:span text:style-name="T10_91">zarzucić</text:span><text:span text:style-name="T10_92">.<text:s/></text:span><text:span text:style-name="T10_93">A</text:span><text:span text:style-name="T10_94"><text:s/></text:span><text:span text:style-name="T10_95">jeśli</text:span><text:span text:style-name="T10_96"><text:s/></text:span><text:span text:style-name="T10_97">Czytelnikowi</text:span><text:span text:style-name="T10_98"><text:s/>“</text:span><text:span text:style-name="T10_99">Kwiat</text:span><text:span text:style-name="T10_100"><text:s/></text:span><text:span text:style-name="T10_101">Paproci</text:span><text:span text:style-name="T10_102">”<text:s/></text:span><text:span text:style-name="T10_103">się</text:span><text:span text:style-name="T10_104"><text:s/></text:span><text:span text:style-name="T10_105">spodoba</text:span><text:span text:style-name="T10_106">,<text:s/></text:span><text:span text:style-name="T10_107">to</text:span><text:span text:style-name="T10_108"><text:s/></text:span><text:span text:style-name="T10_109">sugeruję</text:span><text:span text:style-name="T10_110"><text:s/></text:span><text:span text:style-name="T10_111">lekturę</text:span><text:span text:style-name="T10_112"><text:s/></text:span><text:span text:style-name="T10_113">również</text:span><text:span text:style-name="T10_114"><text:s text:c="2"/></text:span><text:span text:style-name="T10_115">pozostałych</text:span><text:span text:style-name="T10_116"><text:s/></text:span><text:span text:style-name="T10_117">części</text:span><text:span text:style-name="T10_118"><text:s/></text:span><text:span text:style-name="T10_119">tego</text:span><text:span text:style-name="T10_120"><text:s/></text:span><text:span text:style-name="T10_121">cyklu</text:span><text:span text:style-name="T10_122"><text:s/>–<text:s/></text:span><text:span text:style-name="T10_123">całą</text:span><text:span text:style-name="T10_124"><text:s/></text:span><text:span text:style-name="T10_125">serię</text:span><text:span text:style-name="T10_126"><text:s/></text:span><text:span text:style-name="T10_127">łączy</text:span><text:span text:style-name="T10_128"><text:s/></text:span><text:span text:style-name="T10_129">podobny</text:span><text:span text:style-name="T10_130"><text:s/></text:span><text:span text:style-name="T10_131">klimat</text:span><text:span text:style-name="T10_132"><text:s/></text:span><text:span text:style-name="T10_133">nawiązania</text:span><text:span text:style-name="T10_134"><text:s/></text:span><text:span text:style-name="T10_135">do</text:span><text:span text:style-name="T10_136"><text:s/></text:span><text:span text:style-name="T10_137">tradycji</text:span><text:span text:style-name="T10_138"><text:s/></text:span><text:span text:style-name="T10_139">pogańskich</text:span><text:span text:style-name="T10_140"><text:s/></text:span><text:span text:style-name="T10_141">przyprawionego</text:span><text:span text:style-name="T10_142"><text:s/></text:span><text:span text:style-name="T10_143">odrobiną</text:span><text:span text:style-name="T10_144"><text:s/></text:span><text:span text:style-name="T10_145">filozofii</text:span><text:span text:style-name="T10_146">.</text:span></text:p>
      <text:p text:style-name="P11"/>
      <text:p text:style-name="P12"><text:span text:style-name="T12_1">Grafika</text:span><text:span text:style-name="T12_2">:<text:s/></text:span><text:span text:style-name="T12_3"><text:a xlink:type="simple" xlink:href="http://i.imgur.com/RiJMDaa.jpg"><text:span text:style-name="T12_4">http</text:span></text:a></text:span><text:span text:style-name="T12_5"><text:a xlink:type="simple" xlink:href="http://i.imgur.com/RiJMDaa.jpg"><text:span text:style-name="T12_6">://</text:span></text:a></text:span><text:span text:style-name="T12_7"><text:a xlink:type="simple" xlink:href="http://i.imgur.com/RiJMDaa.jpg"><text:span text:style-name="T12_8">i</text:span></text:a></text:span><text:span text:style-name="T12_9"><text:a xlink:type="simple" xlink:href="http://i.imgur.com/RiJMDaa.jpg"><text:span text:style-name="T12_10">.</text:span></text:a></text:span><text:span text:style-name="T12_11"><text:a xlink:type="simple" xlink:href="http://i.imgur.com/RiJMDaa.jpg"><text:span text:style-name="T12_12">imgur</text:span></text:a></text:span><text:span text:style-name="T12_13"><text:a xlink:type="simple" xlink:href="http://i.imgur.com/RiJMDaa.jpg"><text:span text:style-name="T12_14">.</text:span></text:a></text:span><text:span text:style-name="T12_15"><text:a xlink:type="simple" xlink:href="http://i.imgur.com/RiJMDaa.jpg"><text:span text:style-name="T12_16">com</text:span></text:a></text:span><text:span text:style-name="T12_17"><text:a xlink:type="simple" xlink:href="http://i.imgur.com/RiJMDaa.jpg"><text:span text:style-name="T12_18">/</text:span></text:a></text:span><text:span text:style-name="T12_19"><text:a xlink:type="simple" xlink:href="http://i.imgur.com/RiJMDaa.jpg"><text:span text:style-name="T12_20">RiJMDaa</text:span></text:a></text:span><text:span text:style-name="T12_21"><text:a xlink:type="simple" xlink:href="http://i.imgur.com/RiJMDaa.jpg"><text:span text:style-name="T12_22">.</text:span></text:a></text:span><text:span text:style-name="T12_23"><text:a xlink:type="simple" xlink:href="http://i.imgur.com/RiJMDaa.jpg"><text:span text:style-name="T12_24">jpg</text:span></text:a></text:span></text:p>
      <text:p text:style-name="P13"><text:span text:style-name="T13_1">Źródło</text:span><text:span text:style-name="T13_2">:<text:s/></text:span><text:span text:style-name="T13_3"><text:a xlink:type="simple" xlink:href="http://huussii.deviantart.com/art/The-Ancients-of-Growth-432989705?q=favby%3ACahandariella%2F66629185&amp;qo=1"><text:span text:style-name="T13_4">http</text:span></text:a></text:span><text:span text:style-name="T13_5"><text:a xlink:type="simple" xlink:href="http://huussii.deviantart.com/art/The-Ancients-of-Growth-432989705?q=favby%3ACahandariella%2F66629185&amp;qo=1"><text:span text:style-name="T13_6">://</text:span></text:a></text:span><text:span text:style-name="T13_7"><text:a xlink:type="simple" xlink:href="http://huussii.deviantart.com/art/The-Ancients-of-Growth-432989705?q=favby%3ACahandariella%2F66629185&amp;qo=1"><text:span text:style-name="T13_8">huussii</text:span></text:a></text:span><text:span text:style-name="T13_9"><text:a xlink:type="simple" xlink:href="http://huussii.deviantart.com/art/The-Ancients-of-Growth-432989705?q=favby%3ACahandariella%2F66629185&amp;qo=1"><text:span text:style-name="T13_10">.</text:span></text:a></text:span><text:span text:style-name="T13_11"><text:a xlink:type="simple" xlink:href="http://huussii.deviantart.com/art/The-Ancients-of-Growth-432989705?q=favby%3ACahandariella%2F66629185&amp;qo=1"><text:span text:style-name="T13_12">deviantart</text:span></text:a></text:span><text:span text:style-name="T13_13"><text:a xlink:type="simple" xlink:href="http://huussii.deviantart.com/art/The-Ancients-of-Growth-432989705?q=favby%3ACahandariella%2F66629185&amp;qo=1"><text:span text:style-name="T13_14">.</text:span></text:a></text:span><text:span text:style-name="T13_15"><text:a xlink:type="simple" xlink:href="http://huussii.deviantart.com/art/The-Ancients-of-Growth-432989705?q=favby%3ACahandariella%2F66629185&amp;qo=1"><text:span text:style-name="T13_16">com</text:span></text:a></text:span><text:span text:style-name="T13_17"><text:a xlink:type="simple" xlink:href="http://huussii.deviantart.com/art/The-Ancients-of-Growth-432989705?q=favby%3ACahandariella%2F66629185&amp;qo=1"><text:span text:style-name="T13_18">/</text:span></text:a></text:span><text:span text:style-name="T13_19"><text:a xlink:type="simple" xlink:href="http://huussii.deviantart.com/art/The-Ancients-of-Growth-432989705?q=favby%3ACahandariella%2F66629185&amp;qo=1"><text:span text:style-name="T13_20">art</text:span></text:a></text:span><text:span text:style-name="T13_21"><text:a xlink:type="simple" xlink:href="http://huussii.deviantart.com/art/The-Ancients-of-Growth-432989705?q=favby%3ACahandariella%2F66629185&amp;qo=1"><text:span text:style-name="T13_22">/</text:span></text:a></text:span><text:span text:style-name="T13_23"><text:a xlink:type="simple" xlink:href="http://huussii.deviantart.com/art/The-Ancients-of-Growth-432989705?q=favby%3ACahandariella%2F66629185&amp;qo=1"><text:span text:style-name="T13_24">The</text:span></text:a></text:span><text:span text:style-name="T13_25"><text:a xlink:type="simple" xlink:href="http://huussii.deviantart.com/art/The-Ancients-of-Growth-432989705?q=favby%3ACahandariella%2F66629185&amp;qo=1"><text:span text:style-name="T13_26">-</text:span></text:a></text:span><text:span text:style-name="T13_27"><text:a xlink:type="simple" xlink:href="http://huussii.deviantart.com/art/The-Ancients-of-Growth-432989705?q=favby%3ACahandariella%2F66629185&amp;qo=1"><text:span text:style-name="T13_28">Ancients</text:span></text:a></text:span><text:span text:style-name="T13_29"><text:a xlink:type="simple" xlink:href="http://huussii.deviantart.com/art/The-Ancients-of-Growth-432989705?q=favby%3ACahandariella%2F66629185&amp;qo=1"><text:span text:style-name="T13_30">-</text:span></text:a></text:span><text:span text:style-name="T13_31"><text:a xlink:type="simple" xlink:href="http://huussii.deviantart.com/art/The-Ancients-of-Growth-432989705?q=favby%3ACahandariella%2F66629185&amp;qo=1"><text:span text:style-name="T13_32">of</text:span></text:a></text:span><text:span text:style-name="T13_33"><text:a xlink:type="simple" xlink:href="http://huussii.deviantart.com/art/The-Ancients-of-Growth-432989705?q=favby%3ACahandariella%2F66629185&amp;qo=1"><text:span text:style-name="T13_34">-</text:span></text:a></text:span><text:span text:style-name="T13_35"><text:a xlink:type="simple" xlink:href="http://huussii.deviantart.com/art/The-Ancients-of-Growth-432989705?q=favby%3ACahandariella%2F66629185&amp;qo=1"><text:span text:style-name="T13_36">Growth</text:span></text:a></text:span><text:span text:style-name="T13_37"><text:a xlink:type="simple" xlink:href="http://huussii.deviantart.com/art/The-Ancients-of-Growth-432989705?q=favby%3ACahandariella%2F66629185&amp;qo=1"><text:span text:style-name="T13_38">-432989705?</text:span></text:a></text:span><text:span text:style-name="T13_39"><text:a xlink:type="simple" xlink:href="http://huussii.deviantart.com/art/The-Ancients-of-Growth-432989705?q=favby%3ACahandariella%2F66629185&amp;qo=1"><text:span text:style-name="T13_40">q</text:span></text:a></text:span><text:span text:style-name="T13_41"><text:a xlink:type="simple" xlink:href="http://huussii.deviantart.com/art/The-Ancients-of-Growth-432989705?q=favby%3ACahandariella%2F66629185&amp;qo=1"><text:span text:style-name="T13_42">=</text:span></text:a></text:span><text:span text:style-name="T13_43"><text:a xlink:type="simple" xlink:href="http://huussii.deviantart.com/art/The-Ancients-of-Growth-432989705?q=favby%3ACahandariella%2F66629185&amp;qo=1"><text:span text:style-name="T13_44">favby</text:span></text:a></text:span><text:span text:style-name="T13_45"><text:a xlink:type="simple" xlink:href="http://huussii.deviantart.com/art/The-Ancients-of-Growth-432989705?q=favby%3ACahandariella%2F66629185&amp;qo=1"><text:span text:style-name="T13_46">%3</text:span></text:a></text:span><text:span text:style-name="T13_47"><text:a xlink:type="simple" xlink:href="http://huussii.deviantart.com/art/The-Ancients-of-Growth-432989705?q=favby%3ACahandariella%2F66629185&amp;qo=1"><text:span text:style-name="T13_48">ACahandariella</text:span></text:a></text:span><text:span text:style-name="T13_49"><text:a xlink:type="simple" xlink:href="http://huussii.deviantart.com/art/The-Ancients-of-Growth-432989705?q=favby%3ACahandariella%2F66629185&amp;qo=1"><text:span text:style-name="T13_50">%2</text:span></text:a></text:span><text:span text:style-name="T13_51"><text:a xlink:type="simple" xlink:href="http://huussii.deviantart.com/art/The-Ancients-of-Growth-432989705?q=favby%3ACahandariella%2F66629185&amp;qo=1"><text:span text:style-name="T13_52">F</text:span></text:a></text:span><text:span text:style-name="T13_53"><text:a xlink:type="simple" xlink:href="http://huussii.deviantart.com/art/The-Ancients-of-Growth-432989705?q=favby%3ACahandariella%2F66629185&amp;qo=1"><text:span text:style-name="T13_54">66629185&amp;</text:span></text:a></text:span><text:span text:style-name="T13_55"><text:a xlink:type="simple" xlink:href="http://huussii.deviantart.com/art/The-Ancients-of-Growth-432989705?q=favby%3ACahandariella%2F66629185&amp;qo=1"><text:span text:style-name="T13_56">qo</text:span></text:a></text:span><text:span text:style-name="T13_57"><text:a xlink:type="simple" xlink:href="http://huussii.deviantart.com/art/The-Ancients-of-Growth-432989705?q=favby%3ACahandariella%2F66629185&amp;qo=1"><text:span text:style-name="T13_58">=1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